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7b7b7b" style:font-name="Roboto" fo:font-size="9.60000038146973pt" fo:letter-spacing="normal" fo:font-style="normal" fo:font-weight="normal"/>
    </style:style>
    <style:style style:name="P15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6a6a6a" style:font-name="Times New Roman" fo:font-size="12pt" fo:letter-spacing="normal" fo:font-style="normal" fo:font-weight="bold" style:font-size-asian="12pt" style:font-weight-asian="normal" style:font-size-complex="12pt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Rozdział I</text:p>
      <text:p text:style-name="P1"/>
      <text:p text:style-name="P1"><text:tab/>- Zbliża się chwila, na którą z resztą załogi czekamy od niemal pięciu miesięcy - rozmyślał Mark Winkler. Wyglądał przez iluminator, patrząc w hipnotyczną, rdzawą tarczę planety, częściowo spowitej mrokiem. Zastygł w tej pozycji na dłużej, nie mogąc oderwać wzroku od majestatycznego widoku, dla którego poświęcił swoje życie prywatne i karierę naukową fizyka.</text:p>
      <text:p text:style-name="P1"><text:tab/>Statek znajdował się na orbicie stacjonarnej, a on wyraźnie dostrzegał wynurzający się </text:p>
      <text:p text:style-name="P1">z chmur wierzchołek, będącego celem lądowania i całej wyprawy Olympus Mons. Olbrzymi wygasły wulkan, najpotężniejszy szczyt Układu Słonecznego, przypominał zasychający, blady wrzód, wzbudzający trwogę pomieszaną z uczuciem zachwytu nad jego kształtem i rozmiarami.</text:p>
      <text:p text:style-name="P1">- Nie mogę uwierzyć, że za kilka godzin znajdę się na Marsie - wymamrotał do siebie.</text:p>
      <text:p text:style-name="P1"><text:tab/>Mimo iż obecna misja była już szóstą ekspedycją załogową na tę planetę, dwie z nich zakończyły się katastrofą, przez co Mars nadal wywoływał wielkie emocje w społeczeństwie, politykach i astronautach; wciąż był to odległy, tajemniczy i niezwykle kuszący świat.</text:p>
      <text:p text:style-name="P1"><text:tab/>Błędy konstrukcyjne przy budowie rakiety użytej w pierwszej misji oraz nieodpowiednie zabezpieczenia habitatów przed promieniowaniem słonecznym, także w czasie trwania misji drugiej, doprowadziły do śmierci załóg, przez co NASA poważnie rozważała zamrożenie programu „Mars Terraforming Project” na co najmniej pięć lat. Jednak wyprawa nr 4 była już mocno zaawansowana w czasie i dużo lepiej pomyślana, finalnie udało się ją zrealizować bez istotniejszych problemów. Media odtrąbiły ogromny sukces, politycy grzali się w jego cieple. Trzeba tu jednak dodać, że duży wpływ na końcowe powodzenie miał fakt, że NASA, przy realizacji tego projektu, udało się wreszcie porozumieć z prywatną firmą Spracey, która była już wtedy w posiadaniu kilku rozwiązań technicznych, znacząco podnoszących sprawność silników.</text:p>
      <text:p text:style-name="P1"><text:tab/>Podniecenie pomieszane z niepokojem - nie pozwalały mu zasnąć; przetarł dłońmi zmęczoną twarz. <text:s/>Rozciągnął się na materacu umieszczonym we wnęce ściany tej niewielkiej kajuty, która dawała mu namiastkę prywatności przez minione miesiące. <text:s/>Nie zapiął siatki ochronnej, znajdującej się nad legowiskiem, która przydawała się na wypadek problemów </text:p>
      <text:p text:style-name="P1">z grawitacją.</text:p>
      <text:p text:style-name="P1"><text:tab/>Ostatnimi myślami, nim zmógł go sen, sięgnął do kobiety, którą wciąż miał w sercu. </text:p>
      <text:p text:style-name="P1">W rzeczywistości jego serce było dość pojemne i w zależności od dnia czy nastroju mogła mu przyjść do głowy jedna z trzech czy czterech dziewczyn, które darzył sentymentem. Był trudnym, bardzo wymagającym mężczyzną. I mimo że kobiety lubiły jego towarzystwo, przy bliższej relacji mocno tracił i szybko kończył sam, a jedyne, co wtedy akceptował w swoim otoczeniu, to nieodłączne poczucie winy i straconej szansy. Porzucały go jedynie te, na których mu zależało, tylko im pokazywał, kim naprawdę jest i na efekt zwykle nie trzeba było długo czekać. Czasami dochodził do wniosku, że mógłby je przy sobie zatrzymać, okazując obojętność. Niestety, </text:p>
      <text:p text:style-name="P1">w bliskich relacjach nie panował nad swoimi emocjami.</text:p>
      <text:p text:style-name="P1"><text:tab/>Nie ma co ukrywać, że jego nieudane związki mocno przyczyniły się do tego, że w wieku trzydziestu czterech lat znalazł się właśnie w tym miejscu w towarzystwie trzech podobnych mu ludzi.</text:p>
      <text:p text:style-name="P1"><text:tab/>Z załogi tylko Tom Clark, będący lekarzem i oficjalnym liderem zespołu, był w związku małżeńskim - żona i dwóch synów wyczekiwało jego powrotu w Los Angeles.</text:p>
      <text:p text:style-name="P1">Jednak z tego, co sam o sobie mówił, bez długich rozłąk jego małżeństwu brakowałoby impulsów intensywności, gdy wracał. Miał za sobą prawie cztery lata przebywania w przestrzeni kosmicznej na pomniejszych misjach, nim zakwalifikował się do obecnej wyprawy i ostatecznie został jej dowódcą, a jednocześnie najstarszym uczestnikiem. </text:p>
      <text:p text:style-name="P1"><text:tab/>Tom już w czasie miesięcy szkoleń był wysoce ceniony, tak przez instruktorów, jak i przez kolegów. Szczególne uznanie budziła jego odporność na stres i zdolności interpersonalne. </text:p>
      <text:p text:style-name="P1">Miał pozytywny wpływ na grupę oraz naturalną zdolność rozładowywania napięć, które zdarzały się między rekrutami. Sam nigdy nie był stroną konfliktu, a powód tego zdawał się tkwić w tym, że nikt nie traktował go jako rywala i nie czuł potrzeby konkurowania z nim. Od tamtej pory <text:soft-page-break/>przylgnęła do niego ksywka „Ojciec”, która opisywała jego opiekuńcze skłonności, ale też dojrzały wiek; w obecnej ekipie, przekornie nazywano go „Starym”, skoro mieli też w drużynie „Młodego”. Bez wątpienia był wyjątkowo inteligentny, lecz pod względem biegłości w poszczególnych dziedzinach i sprawności fizycznej był na tle pozostałych uczestników szkolenia przeciętniakiem.</text:p>
      <text:p text:style-name="P1"><text:tab/>Naukowiec ocknął się nagle. Miał wrażenie, że usłyszał jakiś nieokreślony, stłumiony dźwięk za ścianą. Otworzył ciężkie powieki; sufit pokryty farbą elektroluminescencyjną już pojaśniał imitując wschód słońca i zwiastując rozpoczęcie kolejnego dnia służby. Rozwiązanie </text:p>
      <text:p text:style-name="P1">z automatycznym oświetleniem pomagało zachować naturalny, dobowy rytm aktywności personelu, a także utrzymywało ich w lepszej formie psychofizycznej, co zostało już potwierdzone, długotrwałymi badaniami jeszcze na ziemi. </text:p>
      <text:p text:style-name="P1"><text:tab/>Ponownie zamknął oczy, a jedyne co docierało do jego uszu, to miarowe, monotonne brzęczenie urządzeń podtrzymujących <text:s/>funkcje pokładowe. Dźwięki zlewały się w jednolity szum, będący aktualnie nieodzowną częścią jego życia.</text:p>
      <text:p text:style-name="P1">- Burt, Mark, przyjdźcie natychmiast do kantyny – rozległo się z interkomu wezwanie mechanika Franka.</text:p>
      <text:p text:style-name="P1"><text:tab/>Było coś niepokojącego w jego głosie. </text:p>
      <text:p text:style-name="P1">- Coś jest nie tak – przeszło przez myśl trzydziestoczterolatkowi, gdy stawał boso na podgrzewanym parkiecie, wyłożonym imitacją nieznanego mu drewna. - Musiała przyjść <text:s/>wiadomość z agencji i lądowanie zostanie opóźnione.</text:p>
      <text:p text:style-name="P1"><text:tab/>Wskoczył w spodnie wyjęte z przeźroczystej szafki przy łóżku, podniósł niedbale porzucone trampki i wsunął je na bose stopy. Wykonał kilka skłonów, aby się rozruszać i porzucić resztkę niedokończonego snu zalegającego w głowie – Cóż za wspaniały początek dnia – wyrwała mu się </text:p>
      <text:p text:style-name="P1">z ust złośliwość. Przyciskiem uruchomił rozsuwane drzwi i schylony, energicznie ruszył klaustrofobicznym korytarzem, którego dwie ledowe pręgi,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p>
      <text:p text:style-name="P1"><text:tab/>Ledwo zjawił się w ładowni pokładu głównego, przez śluzę lądownika nr 2 wychyliła się postać Burta Krogman’a.</text:p>
      <text:p text:style-name="P1">- Co jest grane? – rzucił Burt, lekko zestresowany osobliwym komunikatem z rana.</text:p>
      <text:p text:style-name="P1">- Sam chciałbym wiedzieć – odpowiedział i spojrzał, czy za plecami Burta nie pojawi się postać Starego.</text:p>
      <text:p text:style-name="P1">- Musi być z Młodym, inaczej też by go wołał - Burt wyprzedził pytanie.</text:p>
      <text:p text:style-name="P1"><text:tab/> Stal dudniła pod ich krokami, gdy wspólnie przemierzali labirynt skrzyń, piętrzących się, aż po podwieszaną pod stropem suwnicę. Lwia część z nich, zawierała prowiant i części zamienne, niewielki ułamek był już pusty i zalegał w osobnej kolumnie.</text:p>
      <text:p text:style-name="P1"><text:tab/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ą piżamę z logo NASA. </text:p>
      <text:p text:style-name="P1"><text:tab/>Wezwani przez niego załoganci, weszli do pomieszczenia i natychmiast spostrzegli, że spod owocowej mrożonki przyciskanej przez Franka do lewego policzka, cieknie krew, która następnie kapie na stół i zieloną terakotową posadzkę bez spoin.</text:p>
      <text:p text:style-name="P1">- Co się stało? – wystrzelił emocjonalnie Burt i w dwóch susach znalazł się przy mechaniku oglądając pociągłe skaleczenie na jego twarzy, która zdążyła już lekko spuchnąć.</text:p>
      <text:p text:style-name="P1">- Rzucił się na mnie! - huknął Młody i zasyczał, <text:s/>przygryzając z bólu wargę.</text:p>
      <text:p text:style-name="P1"><text:soft-page-break/>- Tom? - zapytali jednocześnie, zdezorientowani koledzy. - Jak do tego doszło, gdzie on jest? - dodał rozgorączkowany Burt chwytając się nerwowo za głowę, kręcąc nią na boki</text:p>
      <text:p text:style-name="P1">z niedowierzaniem. Młody nic nie powiedział, tylko wskazał drżącą ręką kierunek.</text:p>
      <text:p text:style-name="P1"><text:tab/>Rana nie wyglądała poważnie, ale samo zajście wydawało się być tak niedorzeczne, że wszyscy trzej sprawiali wrażenie skołowanych. Wreszcie Mark Winkler pierwszy oprzytomniał </text:p>
      <text:p text:style-name="P1">i skierował się ku ambulatorium po apteczkę i gdzie spodziewał się znaleźć Tom’a. Zauważył, iż najwyraźniej z tego samego kierunku przyszedł Frank, gdyż podłogę znaczyły ślady krwi. </text:p>
      <text:p text:style-name="P1"><text:tab/>Rozsuwane drzwi izby były związane stetoskopem, co tylko zwielokrotniło uczucie szoku jaki od dłuższej chwili nie opuszczał Marka. </text:p>
      <text:p text:style-name="P1">- Co tu się do cholery dzieje?! – wyartykułował z wzbierającą w nim frustracją.</text:p>
      <text:p text:style-name="P1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p>
      <text:p text:style-name="P1">- Jest w środku – wskazał Mark.</text:p>
      <text:p text:style-name="P1">- Tak. On mówi, że Clark postradał zmysły – Krogman klepnął w ramię Młodego.</text:p>
      <text:p text:style-name="P1">- Zaatakował mnie, sami zobaczcie w jakim jest stanie – zareplikował Frank z grymasem bólu na twarzy i podszedł do drzwi, aby osobiście się upewnić, że to wszystko nie jest jedynie grą jego wyobraźni.</text:p>
      <text:p text:style-name="P1"><text:tab/>Ewidentnie, ich dowódca sprawiał wrażenie, jakby duchem był w najlepszym razie na Ziemi. Zdecydowanie nie był obecny na orbicie Marsa, gdzie przebywało jego ciało wpatrzone tępym spojrzeniem w nicość. Ciszę jaka zapadła w trakcie, gdy wszyscy trzej przyglądali się bezsilnie temu zjawisku przerwał Burt Krogman.</text:p>
      <text:p text:style-name="P1">- Tom! Co jest, chłopie? - Tom Clark był ostatnią osobą, po której można by się spodziewać takiego zachowania. Burt nie odpuszczał – Słyszysz mnie? Stary, nie wygłupiaj się – zaczął rozplątywać stetoskop, by dostać się do środka.</text:p>
      <text:p text:style-name="P1">- Przestań – powstrzymał go Mark.</text:p>
      <text:p text:style-name="P1">- On ma rację – przytaknął pokładowy mechanik i odciągnął wzburzonego Burta na bok. - Musimy się skontaktować z dowództwem, opisać co się stało i prosić o pomoc. Nie pogarszajmy sytuacji.</text:p>
      <text:p text:style-name="P1"><text:tab/>Ojciec pozostał tak, jak stał. Reszta załogi udała się do kantyny, gdzie Frank spisał relację </text:p>
      <text:p text:style-name="P1">z feralnych wydarzeń i bezzwłocznie ją nadał. W oczekiwaniu na odpowiedź Burt co kilka minut sprawdzał sytuację w ambulatorium, ale nic nie wskazywało na poprawę stanu Clarka. </text:p>
      <text:p text:style-name="P1"><text:tab/>Po około trzydziestu minutach od przesłania raportu otrzymali potwierdzenie, że ich wiadomość dotarła. Była to stała procedura na wypadek problemów z komunikacją, pozwalała uniknąć nieporozumień i straty cennego czasu.</text:p>
      <text:p text:style-name="P1"><text:s/><text:tab/></text:p>
      <text:p text:style-name="P13"><text:tab/><text:span text:style-name="T1">JSC Houston 09 23 2035r.</text:span></text:p>
      <text:p text:style-name="P13"><text:span text:style-name="T1">Czas pokładowy 5:</text:span><text:span text:style-name="T1">24</text:span></text:p>
      <text:p text:style-name="P2"/>
      <text:p text:style-name="P1"><text:span text:style-name="T1"><text:tab/>W odpowiedzi na wiadomość z 09 23 2035r., </text:span><text:span text:style-name="T1">nadaną ze statku Spectre, </text:span><text:span text:style-name="T1"><text:s/>czasu pokładowego 5:08, o treści:</text:span></text:p>
      <text:p text:style-name="P2"/>
      <text:p text:style-name="P1"><text:span text:style-name="T1"><text:tab/>„</text:span><text:span text:style-name="T1">Mamy tu nieprzewidziany problem z dowódcą </text:span><text:span text:style-name="T1">Tom’em</text:span><text:span text:style-name="T1"> Clark’iem. Clark popadł w stan swoistego stuporu z chwilowymi napadami agresji.</text:span></text:p>
      <text:p text:style-name="P1"><text:span text:style-name="T1"><text:tab/>Około godziny </text:span><text:span text:style-name="T1">4:5</text:span><text:span text:style-name="T1">0 nie mogąc spać przeszedłem napić się czegoś do kantyny. Wtedy zauważyłem obecność </text:span><text:span text:style-name="T1">Tom’a</text:span><text:span text:style-name="T1"> w ambulatorium i poszedłem do niego z myślą, że porozmawiamy </text:span></text:p>
      <text:p text:style-name="P1"><text:span text:style-name="T1">o zadaniach na dziś, ale nie reagował na moje słowa, tylko stał przy umywalce i spoglądał w lustro. Podszedłem i <text:s/>dotknąłem go lekko w ramię, a ten odwrócił się i z dzikością w oczach </text:span><text:span text:style-name="T1">uderzył mnie w twarz </text:span><text:span text:style-name="T1">ostrym </text:span><text:span text:style-name="T1">narzędziem</text:span><text:span text:style-name="T1">. Odskoczyłem od niego, a on uspokoił się w mgnieniu oka. Próbowałem jeszcze przemówić mu do rozumu, ale bezskutecznie. Zamknąłem </text:span><text:span text:style-name="T1">pomieszczenie</text:span><text:span text:style-name="T1">, by nie mógł go opuścić, po czym wezwałem resztę </text:span><text:span text:style-name="T1">składu</text:span><text:span text:style-name="T1">. Teraz </text:span><text:span text:style-name="T1">liczymy</text:span><text:span text:style-name="T1"> na </text:span><text:span text:style-name="T1">zalecenia</text:span><text:span text:style-name="T1"> co robić. </text:span></text:p>
      <text:p text:style-name="P1"><text:soft-page-break/><text:span text:style-name="T1"><text:tab/></text:span><text:span text:style-name="T1">Przejrzeliśmy</text:span><text:span text:style-name="T1"> instrukcje na podobne sytuacje, ale ta znacznie odbiega od tych opisanych, poza tym dziś jeden z kluczowych dni misji, a t</text:span><text:span text:style-name="T1">o zdarzenie</text:span><text:span text:style-name="T1"> ma niebagatelny wpływ na </text:span><text:span text:style-name="T1">naszą</text:span><text:span text:style-name="T1"> sytuację. </text:span><text:span text:style-name="T1">Dajcie znać jak postępować.</text:span></text:p>
      <text:p text:style-name="P4">Notatkę sporządził i świadkiem wydarzeń był Frank Drebin „</text:p>
      <text:p text:style-name="P1"/>
      <text:p text:style-name="P2"><text:tab/>Wiadomość została przyjęta, trwa rozpatrywanie, spodziewany czas nadejścia odpowiedzi 5:49 czasu pokładowego.<text:tab/></text:p>
      <text:p text:style-name="P4">Wiadomość odebrała Layla Clyde</text:p>
      <text:p text:style-name="P2"/>
      <text:p text:style-name="P2"><text:span text:style-name="T2">- Hall, sprzątnij ten bałagan – Burt wywołał robota sprzątającego, zadokowanego </text:span></text:p>
      <text:p text:style-name="P2"><text:span text:style-name="T2">w wąskiej szparze pod jedną z szafek, gdzie ładował baterie i uzupełniał niezbędne płyny. </text:span></text:p>
      <text:p text:style-name="P2"><text:span text:style-name="T2"><text:s/>- Niewielki droid </text:span><text:span text:style-name="T3">o kształtach leżącego koła</text:span>, <text:span text:style-name="T2">posłusznie wysunął się ze swej nory, mrugając przy okazji kilkoma kontrolkami, umieszczonymi w wierzchniej części obudowy. Potrzebował tylko chwili, by zorientować się w sytuacji, po czym przystąpił do zmywania regularnie okrągłych plam z podłogi. Z wielką gracją poruszał się między krzesłami i jeśli było to potrzebne przesuwał je delikatnie, lecz jeśli poczuł zbyt duży opór, zatrzymywał się i z wielką powagą wypowiadał słowo „przepraszam”, zawsze dodając imię adresata swych przeprosin.</text:span></text:p>
      <text:p text:style-name="P2"><text:span text:style-name="T2">- Przepraszam Mark – Mark uniósł się nieznacznie nad krzesło, które zostało </text:span><text:span text:style-name="T2">w mig</text:span><text:span text:style-name="T2"> przesunięte, posadzka wyczyszczona, </text:span><text:span text:style-name="T2">a</text:span><text:span text:style-name="T2"> Hall czmychnął w poszukiwaniu </text:span><text:span text:style-name="T2">dalszych</text:span><text:span text:style-name="T2"> zanieczyszczeń.</text:span></text:p>
      <text:p text:style-name="P2"><text:span text:style-name="T2">Komizmu sytuacji dodawał fakt, </text:span><text:span text:style-name="T2">iż</text:span><text:span text:style-name="T2"> Burt z Tomem, jeszcze na ziemi testowali Hall’a i poza znamiennym imieniem </text:span><text:span text:style-name="T2">nadali mu również głos </text:span><text:span text:style-name="T2">pamiętnego</text:span><text:span text:style-name="T2"> Hall’a 9000. Frank nikomu się do tego nie przyznał, lecz przeszły go ciarki, gdy Hall na prośbę pozostałych zaśpiewał pierwszy raz „Daisy”. </text:span></text:p>
      <text:p text:style-name="P2"><text:span text:style-name="T2">- </text:span><text:span text:style-name="T2">Hall, znasz jakiś nowy żart? - Mark obrócił się w stronę robota podążającego do drzwi wychodzących na ambulatorium.</text:span></text:p>
      <text:p text:style-name="P2"><text:span text:style-name="T2">- </text:span><text:span text:style-name="T2">Przykro mi</text:span><text:span text:style-name="T2">, moja ostatnia aktualizacja odbyła się 4 doby, 15 godzin i 2</text:span><text:span text:style-name="T2">7</text:span><text:span text:style-name="T2">, 2</text:span><text:span text:style-name="T2">8</text:span><text:span text:style-name="T2">, </text:span><text:span text:style-name="T2">2</text:span><text:span text:style-name="T2">9</text:span><text:span text:style-name="T2">…</text:span></text:p>
      <text:p text:style-name="P2"><text:span text:style-name="T2">- Dość! - Roześmiał się </text:span><text:span text:style-name="T2">gromko</text:span><text:span text:style-name="T2"> </text:span><text:span text:style-name="T2">Krogman</text:span><text:span text:style-name="T2">.</text:span></text:p>
      <text:p text:style-name="P2"><text:span text:style-name="T2">- … 32 sekundy temu i nie mam nic nowego do zaprezentowania – niewzruszonym, acz grzecznym głosem dokończył jak zwykle precyzyjny </text:span><text:span text:style-name="T2">robot</text:span><text:span text:style-name="T2">.</text:span></text:p>
      <text:p text:style-name="P2"><text:span text:style-name="T2">- Zdaje się, że nie słyszałem </text:span><text:span text:style-name="T2">t</text:span><text:span text:style-name="T2">wojego ostatniego żartu Hall –</text:span><text:span text:style-name="T2"> ponowił prośbę </text:span><text:span text:style-name="T2">Winkler</text:span><text:span text:style-name="T2">.</text:span></text:p>
      <text:p text:style-name="P1"><text:span text:style-name="T2">- </text:span><text:span text:style-name="T4">Rok 2055. Pasażerska rakieta startuje z Ziemi na Marsa i po chwili jest już w przestrzeni kosmicznej. Z głośnika słychać głos:</text:span><text:span text:style-name="T7"><text:line-break/></text:span><text:span text:style-name="T4">- Szanowni państwo, witamy na pokładzie naszego wahadłowca. Lot jest w pełni automatyczny</text:span></text:p>
      <text:p text:style-name="P1"><text:span text:style-name="T4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7"> i </text:span><text:span text:style-name="T7">ko</text:span><text:span text:style-name="T7">… .</text:span></text:p>
      <text:p text:style-name="P1"><text:span text:style-name="T7">- </text:span><text:span text:style-name="T7">Jednak słyszałem</text:span><text:span text:style-name="T7"> – </text:span><text:span text:style-name="T7">bez entuzjazmu</text:span><text:span text:style-name="T7"> </text:span><text:span text:style-name="T7">pokiwał głową Mark.</text:span></text:p>
      <text:p text:style-name="P1"><text:span text:style-name="T7">- Ja nie, i potwierdzam, że za pierwszym razem też nie jest szczególnie śmieszny – </text:span><text:span text:style-name="T7">Młody</text:span><text:span text:style-name="T7"> zrobił kwaśną minę i wszyscy </text:span><text:span text:style-name="T7">parsknęli śmiechem</text:span><text:span text:style-name="T7">, a </text:span><text:span text:style-name="T7">robot</text:span><text:span text:style-name="T7"> jakby ze wstydu </text:span><text:span text:style-name="T7">wywołanego zawodem jaki sprawił, zahałasował małymi kółkami i oddalił się </text:span><text:span text:style-name="T7">przez automatycznie otwarte </text:span><text:span text:style-name="T7">przejście</text:span><text:span text:style-name="T7">.</text:span></text:p>
      <text:p text:style-name="P1"><text:span text:style-name="T7"><text:tab/>Burt wstał od stołu i kolejny raz udał się sprawdzić co </text:span><text:span text:style-name="T7">z Tomem. Zastał Tom’a i Hall’a stojących naprzeciw siebie po przeciwnych stronach drzwi w podobnym stanie zawieszenia. </text:span><text:span text:style-name="T7">Skrzydła drzwi</text:span><text:span text:style-name="T7"> w stałym rytmie </text:span><text:span text:style-name="T7">uruchamiane impulsem radiowym z nadajnika Hall’a</text:span><text:span text:style-name="T7"> próbowały się otworzyć, lecz związane klamki powodowały </text:span><text:span text:style-name="T7">raz po raz </text:span><text:span text:style-name="T7">przymknięcie i po chwili kolejną próbę ich otwarcia. </text:span></text:p>
      <text:p text:style-name="P1"><text:span text:style-name="T7">- Świetna robota Hall, wystarczy, wracaj do siebie – </text:span><text:span text:style-name="T7">droid</text:span><text:span text:style-name="T7"> wystrzelił z miejsca i </text:span><text:span text:style-name="T7">ledwo</text:span><text:span text:style-name="T7"> wyhamował przed zbyt wolno otwierającymi się </text:span><text:span text:style-name="T7">wrotami</text:span><text:span text:style-name="T7"> kantyny.</text:span></text:p>
      <text:p text:style-name="P1"><text:span text:style-name="T7"><text:tab/>Astronauta obserwował to nietypowe zachowanie urządzenia z podświadomą zazdrością </text:span></text:p>
      <text:p text:style-name="P1"><text:span text:style-name="T7">o ubaw jaki mieli odpowiedzialni za Hall’a programiści. On sam jako młody chłopak pasjonował się informatyką, ze szczególnym uwzględnieniem właśnie programowania. Niestety jeszcze przed wyborem studiów poznał </text:span><text:span text:style-name="T7">o rok starszą</text:span><text:span text:style-name="T7"> </text:span><text:span text:style-name="T7">Maggy, która zachęciła go do wspólnego wybrania geologii </text:span><text:soft-page-break/><text:span text:style-name="T7">na Uniwersytecie Chicagowskim. Na początku drugiego roku studi</text:span><text:span text:style-name="T7">ów rzuciła go dla kolegi z grupy i tydzień później wraz z tamtym </text:span><text:span text:style-name="T7">opuściła</text:span><text:span text:style-name="T7"> uczelnię. Dziewczyna próbowała nawiązać z nim kontakt kilka miesięcy p</text:span><text:span text:style-name="T7">o tym</text:span><text:span text:style-name="T7">, lecz on był w niej zbyt mocno zakochany i zarazem dumny, by </text:span><text:span text:style-name="T7">potrafić</text:span><text:span text:style-name="T7"> </text:span><text:span text:style-name="T7">jej</text:span><text:span text:style-name="T7"> wybaczyć. </text:span><text:span text:style-name="T7">On</text:span><text:span text:style-name="T7"> po kilku latach doktoryzował się z geologii Marsa, a Meggy pozostała jego naj</text:span><text:span text:style-name="T7">boleśniejszym </text:span><text:span text:style-name="T7">zawodem.</text:span></text:p>
      <text:p text:style-name="P1"><text:span text:style-name="T7"><text:tab/>Niestety, stan </text:span><text:span text:style-name="T7">pokładowego lekarza</text:span><text:span text:style-name="T7"> nie poprawiał się, </text:span><text:span text:style-name="T7">wręcz</text:span><text:span text:style-name="T7"> z każdą chwilą zdawał się nawet pogarszać, na jego </text:span><text:span text:style-name="T7">bladej </text:span><text:span text:style-name="T7">twarzy </text:span><text:span text:style-name="T7">uwidocznił</text:span><text:span text:style-name="T7"> się wyraźny, nieprzyjemny grymas, </text:span><text:span text:style-name="T7">a</text:span><text:span text:style-name="T7"> sylwetka nabrała na pewien sposób upiornej formy.</text:span></text:p>
      <text:p text:style-name="P1"><text:span text:style-name="T7">- Co się z tobą dzieje, Tom. Ja chyba śnię – pomyślał w duchu </text:span><text:span text:style-name="T7">zrezygnowany geolog</text:span><text:span text:style-name="T7"> i wrócił do kantyny, gdzie właśnie </text:span><text:span text:style-name="T7">otwierano</text:span><text:span text:style-name="T7"> tak wyczekiwan</text:span><text:span text:style-name="T7">ą</text:span><text:span text:style-name="T7"> wiadomość z Ziemi.</text:span></text:p>
      <text:p text:style-name="P6"><text:tab/></text:p>
      <text:p text:style-name="P4">JSC Houston 09 23 2035r.</text:p>
      <text:p text:style-name="P13"><text:span text:style-name="T8">Czas pokładowy 5:</text:span><text:span text:style-name="T8">38</text:span></text:p>
      <text:p text:style-name="P9"/>
      <text:p text:style-name="P1"><text:span text:style-name="T8"><text:tab/>Wstrzymajcie się z jakimikolwiek akcjami i pod żadnym pozorem nie wchodźcie do ambulatorium. Czekajcie na wytyczne. Prowadzimy narady ze specjalistami.</text:span></text:p>
      <text:p text:style-name="P1"><text:span text:style-name="T8"/></text:p>
      <text:p text:style-name="P13"><text:span text:style-name="T8"><text:tab/>Dyrektor Wykonawczy Ron</text:span><text:span text:style-name="T8">ald</text:span><text:span text:style-name="T8"> Walker</text:span></text:p>
      <text:p text:style-name="P9"/>
      <text:p text:style-name="P3"><text:span text:style-name="T9"><text:tab/>Krogman zasiadł bez słowa do jednego z laptopów przy stanowisku z boku kantyny </text:span></text:p>
      <text:p text:style-name="P3"><text:span text:style-name="T9">i odłączył drzwi sali medycznej od systemu. W tym samym czasie mechanik odstawił plastikowy kubek, z którego wziął ostatni łyk wody i wrzucił foliowe opakowanie po równie foliowym w smaku risotto, do zgniatarki. Wychodząc z pomieszczenia rzucił tylko: - Idę się przebrać.</text:span></text:p>
      <text:p text:style-name="P3"><text:span text:style-name="T9">- Co myślisz? - zagadnął ściszonym głosem Mark, gdy </text:span><text:span text:style-name="T9">przejście się zasunęło</text:span><text:span text:style-name="T9">.</text:span></text:p>
      <text:p text:style-name="P3"><text:span text:style-name="T9">- To jakaś matnia. Najgorsza rzecz, jaka mogła się </text:span><text:span text:style-name="T9">nam</text:span><text:span text:style-name="T9"> zdarzyć, do tego w newralgicznym momencie. Mam nadzieję, że </text:span><text:span text:style-name="T9">c</text:span><text:span text:style-name="T9">i tam – </text:span><text:span text:style-name="T9">pokazał</text:span><text:span text:style-name="T9"> ręką na ekran laptopa – coś wymyślą.</text:span></text:p>
      <text:p text:style-name="P3"><text:span text:style-name="T9">- Nie wyobrażam sobie co zrobimy, jeśli nie poskładają </text:span><text:span text:style-name="T9">Starego</text:span><text:span text:style-name="T9"> na powrót w jedną całość. - </text:span><text:span text:style-name="T9">od</text:span><text:span text:style-name="T9">rzekł</text:span></text:p>
      <text:p text:style-name="P3"><text:span text:style-name="T9">z obawą </text:span><text:span text:style-name="T9">Mark.</text:span></text:p>
      <text:p text:style-name="P3"><text:span text:style-name="T9">- </text:span><text:span text:style-name="T9">Myślę</text:span><text:span text:style-name="T9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3"><text:span text:style-name="T9"><text:tab/>Oficjalnie kamery </text:span><text:span text:style-name="T9">powinny</text:span><text:span text:style-name="T9"> się znajdować jedynie w pomieszczeniach technicznych, nieoficjalnie miały być wszędzie, nawet w </text:span><text:span text:style-name="T9">socjalnych i</text:span><text:span text:style-name="T9"> „prywatnych”.</text:span></text:p>
      <text:p text:style-name="P3"><text:span text:style-name="T9">- Jeśli masz rację, to pobranie plików i weryfikacja zapisów zajmie </text:span><text:span text:style-name="T9">wieki</text:span><text:span text:style-name="T9"> – powątpiewał </text:span><text:span text:style-name="T9">Winkler</text:span><text:span text:style-name="T9">.</text:span></text:p>
      <text:p text:style-name="P3"><text:span text:style-name="T9"><text:tab/>Drzwi </text:span><text:span text:style-name="T9">z cichym elektrycznym szumem</text:span><text:span text:style-name="T9"> </text:span><text:span text:style-name="T9">ponow</text:span><text:span text:style-name="T9">n</text:span><text:span text:style-name="T9">ie się </text:span><text:span text:style-name="T9">rozsunęły</text:span><text:span text:style-name="T9"> </text:span><text:span text:style-name="T9">i wpadł przez nie zziajany </text:span><text:span text:style-name="T9">mechanik</text:span><text:span text:style-name="T9">. </text:span><text:span text:style-name="T9">Opatrunek założony przez Marka trzymał się już tylko na jednym plastrze.</text:span></text:p>
      <text:p text:style-name="P3"><text:span text:style-name="T9">- Nie uwierzycie – „wygardłował” rozdygotany, wciąż ubrany w pidżamę.</text:span></text:p>
      <text:p text:style-name="P6"><text:tab/>Siedzący spojrzeli po sobie ze zdumieniem, malującym wielkie znaki zapytania na ich twarzach.</text:p>
      <text:p text:style-name="P3"><text:span text:style-name="T9">- Mam zdemolowaną sypialnię! - krzyczał, zapominając o bolącym policzku. Tego dnia miał już dość niespodzianek.</text:span></text:p>
      <text:p text:style-name="P6"/>
      <text:p text:style-name="P8">***</text:p>
      <text:p text:style-name="P6"/>
      <text:p text:style-name="P3"><text:span text:style-name="T9"><text:tab/></text:span><text:span text:style-name="T9">Dzięki </text:span><text:span text:style-name="T9">przeszkleniu</text:span><text:span text:style-name="T9"> mieszcząc</text:span><text:span text:style-name="T9">e</text:span><text:span text:style-name="T9">mu się na wschodniej ścianie, sala konferencyjna, była już dobrze nasłoneczniona o tej porze dnia. </text:span><text:span text:style-name="T9">Zebrało</text:span><text:span text:style-name="T9"> się </text:span><text:span text:style-name="T9">tutaj</text:span><text:span text:style-name="T9"> kilka najważniejszych osób zaangażowanych w „Mars </text:span><text:span text:style-name="T9">T</text:span><text:span text:style-name="T9">erraforming </text:span><text:span text:style-name="T9">P</text:span><text:span text:style-name="T9">roject”, </text:span><text:span text:style-name="T9">wśród </text:span><text:span text:style-name="T9">obecnych</text:span><text:span text:style-name="T9"> wyczuwało się napięcie.</text:span><text:span text:style-name="T9"> Na ścianie, lekko powyżej centralnie </text:span><text:span text:style-name="T9">umiejscowionego</text:span><text:span text:style-name="T9"> obszernego</text:span><text:span text:style-name="T9"> </text:span><text:span text:style-name="T9">stołu, </text:span><text:span text:style-name="T9">którego grafitowy kolor doskonale korespondował z ciemną wykładziną podłogi,</text:span><text:span text:style-name="T9"> znajdował się ogromny </text:span><text:span text:style-name="T9">wyświetlacz panelowy</text:span><text:span text:style-name="T9"> </text:span><text:span text:style-name="T9">i</text:span><text:span text:style-name="T9"> patrzyły z niego twarze d</text:span><text:span text:style-name="T9">wojga</text:span><text:span text:style-name="T9"> konsultantów biorących zdalny udział w naradzie. </text:span><text:span text:style-name="T9">Rozmowy ucichły, gdy do </text:span><text:span text:style-name="T9">pomieszczenia </text:span><text:span text:style-name="T9">wszedł </text:span><text:span text:style-name="T9">bezceremonialnie</text:span><text:span text:style-name="T9"> szef JSC Houston Kurt Rumens. </text:span><text:span text:style-name="T9">Średniego wzrostu, </text:span><text:span text:style-name="T9">korpulentny</text:span><text:span text:style-name="T9"> m</text:span><text:span text:style-name="T9">ężczyzna </text:span><text:span text:style-name="T9">blisko</text:span><text:span text:style-name="T9"> </text:span><text:span text:style-name="T9">7</text:span><text:span text:style-name="T9">0-tki. </text:span><text:span text:style-name="T9">Nalana, lekko uśmiechnięta </text:span><text:soft-page-break/><text:span text:style-name="T9">twarz</text:span><text:span text:style-name="T9"> </text:span><text:span text:style-name="T9">zdawała się mówić, że jest </text:span><text:span text:style-name="T9">on</text:span><text:span text:style-name="T9"> zadowolony z funkcji, </text:span><text:span text:style-name="T9">jaką</text:span><text:span text:style-name="T9"> pełni i z życia jakie wiedzie, </text:span><text:span text:style-name="T9">które </text:span><text:span text:style-name="T9">w praktyce ograniczało się właśnie do </text:span><text:span text:style-name="T9">pełnionej funkcji, czyli</text:span><text:span text:style-name="T9"> kierowania największym centrum lotów kosmicznych na ziemi.</text:span></text:p>
      <text:p text:style-name="P3"><text:span text:style-name="T9"><text:tab/></text:span><text:span text:style-name="T9">Kurt rozsiadł się w </text:span><text:span text:style-name="T9">wygodnym</text:span><text:span text:style-name="T9"> obrotowym fotelu stojącym w </text:span><text:span text:style-name="T9">eksponowanym</text:span><text:span text:style-name="T9"> miejscu przy stole, sytuując się frontalnie do ekranu. </text:span><text:span text:style-name="T9">Nieomal potrącił butelkę z wodą, gdy uruchamiał</text:span><text:span text:style-name="T9"> gestem dłoni, mikrofon wbudowany w blat, by przywitać się również z uczestnikami telekonferencji. </text:span></text:p>
      <text:p text:style-name="P3"><text:span text:style-name="T9">- Witam wszystkich, szczególnie panią d</text:span><text:span text:style-name="T9">okto</text:span><text:span text:style-name="T9">r </text:span><text:span text:style-name="T9">Barbarę Spark </text:span><text:span text:style-name="T9">i pana profesora </text:span><text:span text:style-name="T9">Igora Stavinsky’ego</text:span><text:span text:style-name="T9">, którzy byli tak uprzejmi, by dołączyć do nas o tak wczesnej porze – </text:span><text:span text:style-name="T9">jego głos był wiarygodnie życzliwy, a wymienieni z nazwiska odwzajemnili się uprzejmym skinieniem. - Państwa nie trzeba w tym gronie bliżej przedstawiać,</text:span><text:span text:style-name="T9"> – </text:span><text:span text:style-name="T9">r</text:span><text:span text:style-name="T9">zeczywiście, oboje byli </text:span><text:span text:style-name="T9">najwyższe</text:span><text:span text:style-name="T9">j klasy specjalistami psychiatrii klinicznej, mieli również swój wkład w badania </text:span><text:span text:style-name="T9">zachowań astronautów</text:span><text:span text:style-name="T9">. - przejdźmy więc do meritum naszego spotkania –</text:span><text:span text:style-name="T9"> </text:span><text:span text:style-name="T9">p</text:span><text:span text:style-name="T9">rzerwał, szukając odpowiedniego dokumentu w leżącym przed nim pliku papierów. - Jak państwu wiadomo, – </text:span><text:span text:style-name="T9">k</text:span><text:span text:style-name="T9">ontynu</text:span><text:span text:style-name="T9">o</text:span><text:span text:style-name="T9">wał już bardziej oficjalnym tonem, trzymając w ręku odpowiednią kartkę. - </text:span><text:span text:style-name="T9">o</text:span><text:span text:style-name="T9">trzymaliśmy około godziny </text:span><text:span text:style-name="T9">temu bardzo niepokojący raport o </text:span><text:span text:style-name="T9">incydencie</text:span><text:span text:style-name="T9"> na „Spectre”. Celem </text:span><text:span text:style-name="T9">konsultac</text:span><text:span text:style-name="T9">j</text:span><text:span text:style-name="T9">i</text:span><text:span text:style-name="T9"> jest sklasyfikowanie zaistniałego problemu oraz wybranie możliwie najlepszego rozwiązania, pozwalającego na kontynuowanie misji </text:span><text:span text:style-name="T9">zgodnie</text:span></text:p>
      <text:p text:style-name="P3"><text:span text:style-name="T9">z harmonogramem. Ron, </text:span><text:span text:style-name="T9">oddaję ci głos, </text:span><text:span text:style-name="T9">proszę podziel się z nami informacjami, jakie udało się wam pozyskać do te</text:span><text:span text:style-name="T9">j</text:span><text:span text:style-name="T9"> </text:span><text:span text:style-name="T9">pory</text:span><text:span text:style-name="T9"> –</text:span><text:span text:style-name="T9"> na powrót zatopił się </text:span><text:span text:style-name="T9">plecami </text:span><text:span text:style-name="T9">w miękkim oparciu.</text:span></text:p>
      <text:p text:style-name="P3"><text:span text:style-name="T9">- </text:span><text:span text:style-name="T9">Dziękuję dyrektorze – zwrócił się bez poufałości do przełożonego Ron</text:span><text:span text:style-name="T9">ald</text:span><text:span text:style-name="T9"> Walker, </text:span><text:span text:style-name="T9">wyjmując ręce</text:span></text:p>
      <text:p text:style-name="P3"><text:span text:style-name="T9">z kieszeni jeansów</text:span><text:span text:style-name="T9">. - O godzinie 4:53 doszło na „Spectre” do zajścia, między dowódcą Tom’em Clark’iem i inżynierem Frank’iem </text:span><text:span text:style-name="T9">Drebin’em. - </text:span><text:span text:style-name="T9">w</text:span><text:span text:style-name="T9">stał i podszedł do ściennego ekranu z dzielonym na prostokąty obrazem, gdzie poza obliczami psychiatrów pojawił się też </text:span><text:span text:style-name="T9">kadr</text:span><text:span text:style-name="T9"> przechwycony </text:span></text:p>
      <text:p text:style-name="P3"><text:span text:style-name="T9">z kamer na „Spectre”. - Jednak poprzedzające je wydarzenia są </text:span><text:span text:style-name="T9">równie alarmistyczne, a źródła ich wraz zespołem dopatrujemy się </text:span><text:span text:style-name="T9">w problemach ze snem, jakich w ostatnich dniach doświadczał Tom Clark - </text:span><text:span text:style-name="T9">c</text:span><text:span text:style-name="T9">iągnął wykład Ron i zerkał kątem oka na </text:span><text:span text:style-name="T9">wchodzącą do sali </text:span><text:span text:style-name="T9">asystentkę dyrektora </text:span><text:span text:style-name="T9">Sandrę</text:span><text:span text:style-name="T9">, </text:span></text:p>
      <text:p text:style-name="P3"><text:span text:style-name="T9">z którą miał od kilku miesięcy romans. </text:span><text:span text:style-name="T9">Zdążył ją poznać już całkiem „blisko”, ale mimo to, nie potrafił oderwać oczu od jej </text:span><text:span text:style-name="T9">długich, </text:span><text:span text:style-name="T9">ponętnych </text:span><text:span text:style-name="T9">nóg.</text:span></text:p>
      <text:p text:style-name="P3"><text:span text:style-name="T9"><text:tab/>Z analiz wideo </text:span><text:span text:style-name="T9">wynikało</text:span><text:span text:style-name="T9">, że Tom przez trzy ostatnie noce nie zmrużył oka, a z insomnią borykał się już od kilku tygodni. Nie </text:span><text:span text:style-name="T9">wspominał o swych problemach w obowiązkowych cotygodniowych raportach, </text:span><text:span text:style-name="T9">lecz</text:span><text:span text:style-name="T9"> w dokumentacji z przebiegu poprzednich jego misji były wzmianki o </text:span><text:span text:style-name="T9">pojawiającej</text:span><text:span text:style-name="T9"> się </text:span><text:span text:style-name="T9">u</text:span><text:span text:style-name="T9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9">po</text:span><text:span text:style-name="T9">pchnąć go do irracjonalnych działań. </text:span></text:p>
      <text:p text:style-name="P3"><text:span text:style-name="T9"><text:tab/>Ostatnie nagrania przed feralnym zdarzeniem były tak szokujące, że część dyskutantów </text:span><text:span text:style-name="T9">żądała utajnienia ich przed </text:span><text:span text:style-name="T9">obsadą</text:span><text:span text:style-name="T9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9">który astronauci musieli wdrożyć.</text:span></text:p>
      <text:p text:style-name="P6"/>
      <text:p text:style-name="P8">***</text:p>
      <text:p text:style-name="P6"/>
      <text:p text:style-name="P3"><text:span text:style-name="T9"><text:tab/></text:span><text:span text:style-name="T9">Ponad</text:span><text:span text:style-name="T9">stumetrowy statek kosmiczny, wynurzał się w absolutnej ciszy z cienia </text:span><text:span text:style-name="T9">planety; <text:s/></text:span><text:span text:style-name="T9">widmowe</text:span><text:span text:style-name="T9"> szpony prześlizgnęły się </text:span><text:span text:style-name="T9">połyskliwie</text:span><text:span text:style-name="T9">, po </text:span><text:span text:style-name="T9">lodow</text:span><text:span text:style-name="T9">ate</text:span><text:span text:style-name="T9">j tafli kadłuba.</text:span><text:span text:style-name="T9"> </text:span><text:span text:style-name="T9">Dwie </text:span><text:span text:style-name="T9">niemierzalne</text:span><text:span text:style-name="T9"> siły, </text:span><text:span text:style-name="T9">zwarte</text:span><text:span text:style-name="T9"> </text:span><text:span text:style-name="T9">w </text:span><text:span text:style-name="T9">odwiecznym sporze</text:span><text:span text:style-name="T9">, </text:span><text:span text:style-name="T9">o </text:span><text:span text:style-name="T9">przebieg niewidzialnej granicy.</text:span></text:p>
      <text:p text:style-name="P6"/>
      <text:p text:style-name="P3"><text:span text:style-name="T9"><text:tab/>Efekt lat pracy projektantów i dwuletniego wysiłku inżynierów, był pierwszym pojazdem międzyplanetarnym, który swoje życie rozpoczął nie na Ziemi, </text:span><text:span text:style-name="T9">lecz</text:span><text:span text:style-name="T9"> na jej orbicie. </text:span><text:span text:style-name="T9">Wszystkie moduły zostały ostatecznie połączone w przestrzeni kosmicznej. W rzeczywistości statek został </text:span></text:p>
      <text:p text:style-name="P3"><text:span text:style-name="T9">w dużej części poskładany na Ziemi, by uniknąć najpoważniejszych błędów, następnie poporcjowano go i wyniesiono do stacji kosmicznej, </text:span><text:span text:style-name="T9">gdzie </text:span><text:span text:style-name="T9">nabrał właściwego kształtu. „Spectre” miał już za sobą udaną </text:span><text:span text:style-name="T9">ekskursj</text:span><text:span text:style-name="T9">ę na Marsa, lecz przed obecną wyprawą przeszedł gruntowną </text:span><text:soft-page-break/><text:span text:style-name="T9">modernizację. Szczególną uwagę poświęcono lądownikom zadokowanym między głównymi silnikami, </text:span></text:p>
      <text:p text:style-name="P3"><text:span text:style-name="T9">a pokładem. Zostały one zastąpione zupełnie nowym </text:span><text:span text:style-name="T9">modelem</text:span><text:span text:style-name="T9">, choć tak jak poprzednie tworzyły ze statkiem integralną całość. </text:span><text:span text:style-name="T9">Usprawniono też system sztucznej grawitacji, która regularnie sprawiała problemy </text:span><text:span text:style-name="T9">poprzedniej obsadzie statku</text:span><text:span text:style-name="T9">.</text:span></text:p>
      <text:p text:style-name="P3"><text:span text:style-name="T9"><text:tab/></text:span><text:span text:style-name="T9">Silniki manewrowe mieszczące się na skrajach lewej burty strzeliły jasnym światłem plazmy i utrzymywały ciąg póki </text:span><text:span text:style-name="T9">toporna</text:span><text:span text:style-name="T9"> bryła nie wróciła na właściw</text:span><text:span text:style-name="T9">y kurs, dysze </text:span><text:span text:style-name="T9">zapulsowały</text:span><text:span text:style-name="T9"> jeszcze kilka razy, nie mącąc zalegające</text:span><text:span text:style-name="T9">go</text:span><text:span text:style-name="T9"> przestrzeń </text:span><text:span text:style-name="T9">milczenia</text:span><text:span text:style-name="T9">. </text:span><text:span text:style-name="T9">Mimo swych spektakularnych rozmiarów </text:span></text:p>
      <text:p text:style-name="P3"><text:span text:style-name="T9">i najwyższe</text:span><text:span text:style-name="T9">go</text:span><text:span text:style-name="T9"> zaawansowani</text:span><text:span text:style-name="T9">a</text:span><text:span text:style-name="T9"> techniczne</text:span><text:span text:style-name="T9">go</text:span><text:span text:style-name="T9"> „Spectre” był jedynie pyłkiem, </text:span><text:span text:style-name="T9">drobiną kurzu</text:span><text:span text:style-name="T9"> w skali otaczającego go bezmiaru </text:span><text:span text:style-name="T9">i zagrożeń.</text:span><text:span text:style-name="T9"> </text:span><text:span text:style-name="T9">Najlepiej wiedzieli o tym </text:span><text:span text:style-name="T9">czterej ludzie</text:span><text:span text:style-name="T9">, którzy mimo wszystko zdecydowali się powierzyć mu </text:span><text:span text:style-name="T9">realizację swych marzeń – </text:span><text:span text:style-name="T9">A</text:span><text:span text:style-name="T9"> może bardziej ambicji</text:span><text:span text:style-name="T9">.</text:span></text:p>
      <text:p text:style-name="P6"/>
      <text:p text:style-name="P8">***</text:p>
      <text:p text:style-name="P6"/>
      <text:p text:style-name="P1"><text:span text:style-name="T7"><text:tab/>W ciągu </text:span><text:span text:style-name="T7">minionych</text:span><text:span text:style-name="T7"> dwóch godzin otrzymali kilka wiadomości, które tylko podtrzymywały </text:span><text:span text:style-name="T7">ich </text:span><text:span text:style-name="T7">stan niepewności. Nie wiedzieli, co robić, </text:span><text:span text:style-name="T7">bo</text:span><text:span text:style-name="T7"> ew</text:span><text:span text:style-name="T7">entualny</text:span><text:span text:style-name="T7"> błąd mógł ich zbyt wiele kosztować. </text:span><text:span text:style-name="T7">Wyczekiwa</text:span><text:span text:style-name="T7">li </text:span><text:span text:style-name="T7">niecierpliwie.</text:span><text:span text:style-name="T7"> </text:span></text:p>
      <text:p text:style-name="P1"><text:span text:style-name="T7"><text:tab/>Tom w tym czasie przemieścił się w narożnik pomieszczenia, koledzy próbowali się z nim skontaktować przez interkom w nadziei, że coś w nim drgnęło, ale nie. </text:span><text:span text:style-name="T7">N</text:span><text:span text:style-name="T7">ie reagował. </text:span></text:p>
      <text:p text:style-name="P1"><text:span text:style-name="T7"><text:tab/>W końcu </text:span><text:span text:style-name="T7">nadeszła</text:span><text:span text:style-name="T7"> tyleż konkretn</text:span><text:span text:style-name="T7">a</text:span><text:span text:style-name="T7">, co i mrożąc</text:span><text:span text:style-name="T7">a</text:span><text:span text:style-name="T7"> krew w żyłach odpowiedź z Houston. </text:span><text:span text:style-name="T7">Mark zrozumiał, że Burt</text:span><text:span text:style-name="T7"> miał rację. </text:span><text:span text:style-name="T7">K</text:span><text:span text:style-name="T7">amery były wszędzie, </text:span><text:span text:style-name="T7">ale to nie wszystko. Przekaza</text:span><text:span text:style-name="T7">no</text:span><text:span text:style-name="T7"> załodze hasło do nagrań jeszcze sprzed incydentu między Frankiem i Tom’em. Pierwsze nagranie z godziny 4:</text:span><text:span text:style-name="T7">36.</text:span><text:span text:style-name="T7"> </text:span><text:span text:style-name="T7">W</text:span><text:span text:style-name="T7">idać na nim, jak Tom bierze z </text:span><text:span text:style-name="T7">pomieszczenia medycznego</text:span><text:span text:style-name="T7"> skalpel i sprawnym ruchem mocuje go w uchwycie. </text:span><text:span text:style-name="T7">Na kolejnym nagraniu widać już korytarz, przy którym są pokoje Franka </text:span></text:p>
      <text:p text:style-name="P1"><text:span text:style-name="T7">i Tom’a. Jedne z drzwi otwierają się</text:span><text:span text:style-name="T7">,</text:span><text:span text:style-name="T7"> </text:span><text:span text:style-name="T7">pojawia się w nich</text:span><text:span text:style-name="T7"> Frank i wchodzi w kolejne, prowadzące do łazienki. Mija kilka</text:span><text:span text:style-name="T7">naście</text:span><text:span text:style-name="T7"> sekund, </text:span><text:span text:style-name="T7">jest 4:42.</text:span><text:span text:style-name="T7"> </text:span><text:span text:style-name="T7">O</text:span><text:span text:style-name="T7">twiera </text:span><text:span text:style-name="T7">się przejście </text:span><text:span text:style-name="T7">od strony garażu</text:span><text:span text:style-name="T7">, </text:span><text:span text:style-name="T7">w </text:span><text:span text:style-name="T7">półmroku </text:span><text:span text:style-name="T7">korytarz</text:span><text:span text:style-name="T7">a</text:span><text:span text:style-name="T7"> </text:span><text:span text:style-name="T7">widać </text:span><text:span text:style-name="T7">niewyraźnie sylwetk</text:span><text:span text:style-name="T7">ę</text:span><text:span text:style-name="T7"> Tom’a.</text:span><text:span text:style-name="T7"> </text:span><text:span text:style-name="T7">Zmierza</text:span><text:span text:style-name="T7"> </text:span><text:span text:style-name="T7">równym</text:span><text:span text:style-name="T7"> krokiem </text:span><text:span text:style-name="T7">w kierunku</text:span><text:span text:style-name="T7"> </text:span><text:span text:style-name="T7">kabiny</text:span><text:span text:style-name="T7"> </text:span><text:span text:style-name="T7">Marka; widać jak kilk</text:span><text:span text:style-name="T7">ó</text:span><text:span text:style-name="T7">krotnie używa przycisku, lecz drzwi pozostają zamknięte. Odwraca się jakby zmieszany i po chwili </text:span><text:span text:style-name="T7">obraca się w stronę</text:span><text:span text:style-name="T7"> </text:span><text:span text:style-name="T7">kajuty</text:span><text:span text:style-name="T7"> Franka, wchodzi do środka. Nagranie urywa się </text:span></text:p>
      <text:p text:style-name="P1"><text:span text:style-name="T7">i przenosi do pokoju, w którym Tom, uderza kilka </text:span><text:span text:style-name="T7">razy</text:span><text:span text:style-name="T7"> </text:span><text:span text:style-name="T7">uzbrojoną dłonią</text:span><text:span text:style-name="T7"> w pusty materac, </text:span><text:span text:style-name="T7">z furią </text:span><text:span text:style-name="T7">rozrzuca przedmioty, jakie nawiną mu się pod rękę i wychodzi </text:span><text:span text:style-name="T7">wyraźnie zawiedziony </text:span><text:span text:style-name="T7">po</text:span><text:span text:style-name="T7">niesionym fiaskiem</text:span><text:span text:style-name="T7">. </text:span><text:span text:style-name="T7">Spokojnie</text:span><text:span text:style-name="T7"> zmierza w kierunku głównego pokładu, </text:span><text:span text:style-name="T7">a później ambulatorium, gdzie po kilku minutach pojawi się Frank Drebin i pozostałe sceny rozegrają się zgodnie z tym, co przekazał Frank.</text:span></text:p>
      <text:p text:style-name="P1"><text:span text:style-name="T7">- O, kurwa! - </text:span><text:span text:style-name="T7">w</text:span><text:span text:style-name="T7">ypluł z siebie Frank. - Czy on zamie</text:span><text:span text:style-name="T7">d</text:span><text:span text:style-name="T7">iał mie… - </text:span><text:span text:style-name="T7">urwał bełkotliwie</text:span><text:span text:style-name="T7">, język </text:span><text:span text:style-name="T7">zesztywniał mu w ustach</text:span><text:span text:style-name="T7"> z emocji po tym, </text:span><text:span text:style-name="T7">co</text:span><text:span text:style-name="T7"> zobaczył na ekranie i </text:span><text:span text:style-name="T7">uświadomił sobie, </text:span><text:span text:style-name="T7">jak niewiele dzieliło </text:span><text:span text:style-name="T7">go od uderzeń ostrza.</text:span></text:p>
      <text:p text:style-name="P1"><text:span text:style-name="T7">- </text:span><text:span text:style-name="T7">Prz</text:span><text:span text:style-name="T7">ełącznik</text:span><text:span text:style-name="T7"> się zepsuł, trzeba go chwilę przytrzymać … - </text:span><text:span text:style-name="T7">wydukał</text:span><text:span text:style-name="T7"> mechanicznie Mark. </text:span><text:span text:style-name="T7">Również był</text:span><text:span text:style-name="T7"> pod silnym wrażeniem obejrzanych nagrań. </text:span><text:span text:style-name="T7">Spoglądał ukradkiem w kierunku, gdzie pozostawał zamknięty Tom.</text:span></text:p>
      <text:p text:style-name="P1"><text:span text:style-name="T7">- Chcą, byśmy go </text:span><text:span text:style-name="T7">obezwładnili</text:span><text:span text:style-name="T7"> z </text:span><text:span text:style-name="T7">wykorzystaniem</text:span><text:span text:style-name="T7"> Hall’a – czytał ze zdziwieniem dalszą część wiadomości Burt. Nie miał pojęcia, że </text:span><text:span text:style-name="T7">automat</text:span><text:span text:style-name="T7"> dysponuje arsenałem </text:span><text:span text:style-name="T7">ofensywnym</text:span><text:span text:style-name="T7">. </text:span><text:span text:style-name="T7">W jednej chwili nabrał respektu do niepozornego współlokatora. - </text:span><text:span text:style-name="T7">I</text:span><text:span text:style-name="T7"> umieścili w roomie diagnostyczno-zabiegow</text:span><text:span text:style-name="T7">y</text:span><text:span text:style-name="T7">…</text:span></text:p>
      <text:p text:style-name="P1"><text:span text:style-name="T7">- </text:span><text:span text:style-name="T7">Jak u diabła Hall miałby nam pomóc? - przerwał mu </text:span><text:span text:style-name="T7">poirytowany</text:span><text:span text:style-name="T7"> </text:span><text:span text:style-name="T7">Młody</text:span><text:span text:style-name="T7">.</text:span></text:p>
      <text:p text:style-name="P1"><text:span text:style-name="T7">- P</text:span><text:span text:style-name="T7">odali</text:span><text:span text:style-name="T7"> nam </text:span><text:span text:style-name="T7">jednokrotny </text:span><text:span text:style-name="T7">kod </text:span><text:span text:style-name="T7">aktywujący</text:span><text:span text:style-name="T7"> jego </text:span><text:span text:style-name="T7">nieaktyw</text:span><text:span text:style-name="T7">izowa</text:span><text:span text:style-name="T7">ną funkcjonalność –</text:span><text:span text:style-name="T7"> wyjaśnił </text:span><text:span text:style-name="T7">Krogman</text:span><text:span text:style-name="T7">.</text:span></text:p>
      <text:p text:style-name="P1"><text:span text:style-name="T7">- Nowa funkcjonalność? Niech </text:span><text:span text:style-name="T7">się zastanowię</text:span><text:span text:style-name="T7">, </text:span><text:span text:style-name="T7">może </text:span><text:span text:style-name="T7">wymasuje mu stopy? </text:span><text:span text:style-name="T7">- zadrwił Frank.</text:span></text:p>
      <text:p text:style-name="P1"><text:span text:style-name="T7">- Użyje paralizatora – z satysfakcją zabił gwoździa Burt. </text:span><text:span text:style-name="T7">Drebin</text:span><text:span text:style-name="T7"> </text:span><text:span text:style-name="T7">nic nie </text:span><text:span text:style-name="T7">odp</text:span><text:span text:style-name="T7">owiedział, zastygł</text:span></text:p>
      <text:p text:style-name="P6">z głupawym wyrazem twarzy.</text:p>
      <text:p text:style-name="P6"/>
      <text:p text:style-name="P1"><text:span text:style-name="T7"><text:tab/></text:span><text:span text:style-name="T7">Robot przemknął gładko przez próg. Sala była jasna, pełna skomplikowanej aparatury medycznej. </text:span><text:span text:style-name="T7">P</text:span><text:span text:style-name="T7">rzecinała ją transparentna ściana, dzieląc </text:span><text:span text:style-name="T7">wnętrze na część podstawową </text:span></text:p>
      <text:p text:style-name="P1"><text:soft-page-break/><text:span text:style-name="T7">i sterylną, gdzie mieścił się blok operacyjnych i bardziej zaawansowane narzędzia. Hall zbliżył się do postaci skurczonej na posadzce w rogu:</text:span></text:p>
      <text:p text:style-name="P6">- Przepraszam, Tom.</text:p>
      <text:p text:style-name="P6"/>
      <text:p text:style-name="P11"><text:span text:style-name="T7">R</text:span><text:span text:style-name="T7">ozdział II</text:span></text:p>
      <text:p text:style-name="P6"/>
      <text:p text:style-name="P1"><text:span text:style-name="T7"><text:tab/></text:span><text:span text:style-name="T7">Kolejna pula żetonów </text:span><text:span text:style-name="T7">przesunęła się z szelestem </text:span><text:span text:style-name="T7">w objęcia</text:span><text:span text:style-name="T7"> Marka, gdy po przebiciu usłyszał „Pas!” z drugiej strony stołu. Nie tyle karta mu </text:span><text:span text:style-name="T7">dopisywała, jak sugerował </text:span><text:span text:style-name="T7">Młody</text:span><text:span text:style-name="T7">, co </text:span><text:span text:style-name="T7">fakt, że</text:span><text:span text:style-name="T7"> był po prostu najlepszym pokerzystą w </text:span><text:span text:style-name="T7">tym</text:span><text:span text:style-name="T7"> towarzystwie, no może z wyłączeniem </text:span><text:span text:style-name="T7">Starego</text:span><text:span text:style-name="T7">, on też rozumiał tę grę, lecz ten znajdował się już od dwóch </text:span><text:span text:style-name="T7">dni </text:span><text:span text:style-name="T7">w śpiączce </text:span><text:span text:style-name="T7">farmakologicznej</text:span><text:span text:style-name="T7"> i Markowi ciężko było sobie wyobrazić, by po tym wszystkim, co zaszło, </text:span><text:span text:style-name="T7">mogli jeszcze usiąść razem do stołu. Więcej, Mark nie chciał </text:span><text:span text:style-name="T7">go</text:span><text:span text:style-name="T7"> na statku, nie zaufa mu już nigdy. </text:span><text:span text:style-name="T7">Dla niego</text:span><text:span text:style-name="T7"> nie było usprawiedliwieniem, </text:span><text:span text:style-name="T7">ż</text:span><text:span text:style-name="T7">e Clark był niepoczytalny </text:span><text:span text:style-name="T7">i</text:span><text:span text:style-name="T7"> nie miało znaczenia w jakim stanie świadomości jest osoba usiłująca go zabić. Tom był istotnym członkiem załogi, ale w zaistniałych okolicznościach stał się dla niej największym </text:span><text:span text:style-name="T7">obciążeniem </text:span><text:span text:style-name="T7">i</text:span><text:span text:style-name="T7"> zagrożeniem, </text:span><text:span text:style-name="T7">dlatego najlepiej, gdyby już się nie obudził – choć i w tym stanie przysparzał szeregu problemów.</text:span></text:p>
      <text:p text:style-name="P1"><text:span text:style-name="T7"><text:tab/>Burt towarzyszył kolegom pochłoniętym grą, siedział wpatrzony w „Geologiczny Atlas Planet”, czytanie mu nie szło i wciąż zaczynał bieżącą stronę od początku. </text:span><text:span text:style-name="T7">Był rozkojarzony jak reszta, </text:span><text:span text:style-name="T7">a jego</text:span><text:span text:style-name="T7"> myśli ogniskowały się </text:span><text:span text:style-name="T7">na podłączonej do aparatów </text:span><text:span text:style-name="T7">medycznych</text:span><text:span text:style-name="T7">, leżąc</text:span><text:span text:style-name="T7">ym ciele</text:span><text:span text:style-name="T7"> Tom’a. </text:span></text:p>
      <text:p text:style-name="P1"><text:span text:style-name="T7"><text:tab/></text:span><text:span text:style-name="T7">O</text:span><text:span text:style-name="T7">garnęło </text:span><text:span text:style-name="T7">go</text:span><text:span text:style-name="T7"> znużenie. </text:span><text:span text:style-name="T7">Zebrał umazane pomidorowym sosem talerze, pozostawione po niedawnym obiedzie i włożył je do zmywarki. Właściwie nazwa „zmywarka” była nieadekwatna, bo </text:span><text:span text:style-name="T7">urządzenie</text:span><text:span text:style-name="T7">, nie używał</text:span><text:span text:style-name="T7">o</text:span><text:span text:style-name="T7"> do czyszczenia żadnych cieczy. </text:span></text:p>
      <text:p text:style-name="P1"><text:span text:style-name="T7"><text:tab/></text:span><text:span text:style-name="T7">Poczuł, </text:span><text:span text:style-name="T7">że </text:span><text:span text:style-name="T7">jakiś gorący napój</text:span><text:span text:style-name="T7"> </text:span><text:span text:style-name="T7">mógłby</text:span><text:span text:style-name="T7"> mu zrobić lepiej, albo chociaż samo </text:span><text:span text:style-name="T7">jego</text:span><text:span text:style-name="T7"> przygotowanie </text:span><text:span text:style-name="T7">uwolni go</text:span><text:span text:style-name="T7"> na chwilę od uporczywych myśli.</text:span></text:p>
      <text:p text:style-name="P6">- Napijecie się czegoś?</text:p>
      <text:p text:style-name="P1"><text:span text:style-name="T7">- Dziurawiec – dał znak </text:span><text:span text:style-name="T7">ręką</text:span><text:span text:style-name="T7"> </text:span><text:span text:style-name="T7">najmłodszy z załogi Frank</text:span><text:span text:style-name="T7">, nie odrywając oczu od dwóch </text:span><text:span text:style-name="T7">dam trzymanych</text:span><text:span text:style-name="T7"> w </text:span><text:span text:style-name="T7">prawej</text:span><text:span text:style-name="T7"> </text:span><text:span text:style-name="T7">dłoni</text:span><text:span text:style-name="T7">.</text:span></text:p>
      <text:p text:style-name="P1"><text:span text:style-name="T7">- Ja podziękuję – kiwnął przecząco Mark, </text:span><text:span text:style-name="T7">jednocześnie sprawdzając podbicie preflop dorzuc</text:span><text:span text:style-name="T7">eniem</text:span><text:span text:style-name="T7"> odpowiedni</text:span><text:span text:style-name="T7">ej</text:span><text:span text:style-name="T7"> iloś</text:span><text:span text:style-name="T7">ci</text:span><text:span text:style-name="T7"> żetonów.</text:span></text:p>
      <text:p text:style-name="P1"><text:span text:style-name="T7"><text:tab/>Tak, nikogo już nie dziwiło, że automat </text:span><text:span text:style-name="T7">oferuje</text:span><text:span text:style-name="T7"> różnego rodzaju susz</text:span><text:span text:style-name="T7">e</text:span><text:span text:style-name="T7"> ziołowe, a brakowało zwykłej kawy, herbaty, </text:span><text:span text:style-name="T7">czy</text:span><text:span text:style-name="T7"> nawet kakao, </text:span><text:span text:style-name="T7">nie wspominając o cukrze</text:span><text:span text:style-name="T7">. Burt potrzebował krzepiącej aromatycznej kawy, ale przepisy mówiły wyraźnie </text:span><text:span text:style-name="T7">- </text:span><text:span text:style-name="T7"><text:s/>„Na pokładzie zakazane są wszelkie </text:span><text:span text:style-name="T7">produkty zawierające alkaloidy.”, więc psychoaktywne substancje jak kofeina </text:span><text:span text:style-name="T7">i</text:span><text:span text:style-name="T7"> teina, </text:span><text:span text:style-name="T7">znajdowały się</text:span><text:span text:style-name="T7"> na „czarnej” liście.</text:span></text:p>
      <text:p text:style-name="P1"><text:span text:style-name="T7">- Cóż za </text:span><text:span text:style-name="T7">kuriozalna sytuacja. </text:span><text:span text:style-name="T7">Stary</text:span><text:span text:style-name="T7"> oszalał mimo to - pomyślał z rozgoryczeniem. - Albo właśnie przez ten pieprzony dziurawiec.</text:span></text:p>
      <text:p text:style-name="P1"><text:span text:style-name="T7"><text:tab/></text:span><text:span text:style-name="T7">Młody</text:span><text:span text:style-name="T7"> poczuł woń zwycięstwa, </text:span><text:span text:style-name="T7">jego oponent</text:span><text:span text:style-name="T7"> zdawał się połknąć haczyk i dołożył gruby stos do puli , a na stole leżała już </text:span><text:span text:style-name="T7">przecież </text:span><text:span text:style-name="T7">trzecia dama, </text:span><text:span text:style-name="T7">która tak </text:span><text:span text:style-name="T7">go </text:span><text:span text:style-name="T7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7">Fizyk</text:span><text:span text:style-name="T7"> sprawdził bez wahania, co nieco skonsternowało Franka, po czym </text:span><text:span text:style-name="T7">bez ociągania </text:span><text:span text:style-name="T7">wyłożył niepozorne KT, </text:span><text:span text:style-name="T7">najwyraźniej chciał oszczędzić </text:span><text:span text:style-name="T7">biedakowi</text:span><text:span text:style-name="T7"> kolejnej emocjonalnej huśtawki, bo stawka była </text:span><text:span text:style-name="T7">faktycznie</text:span><text:span text:style-name="T7"> wysoka. </text:span><text:span text:style-name="T7">Zafrapowany F</text:span><text:span text:style-name="T7">rank </text:span><text:span text:style-name="T7">Drebin</text:span><text:span text:style-name="T7"> spoglądał na blat dłuższą chwilę nim król z dziesiątką wkomponowały się w strita. </text:span></text:p>
      <text:p text:style-name="P1"><text:span text:style-name="T7">- Wykończysz mnie! Jak to robisz? - Frank uderzył w geście rezygnacji kartami o stół. Dostrzegł ze zdziwieniem, że włosy Marka w jednej chwili się uniosły, a podmuch, jaki wywołał ruchem ręki, wzbił w górę całą talię wraz z częścią żetonów. - Łooo… - zakrzyknął podekscytowany, wykonując siłą rozpędu salto do tyłu i wznosząc się pod sufit; krzesło podążyło za nim.</text:span></text:p>
      <text:p text:style-name="P1"><text:span text:style-name="T7">- Trzymaj się podłogi! – zwrócił się do </text:span><text:span text:style-name="T7">niego</text:span><text:span text:style-name="T7"> Burt </text:span><text:span text:style-name="T7">Krogman</text:span><text:span text:style-name="T7">, starając się zachować równowagę</text:span></text:p>
      <text:p text:style-name="P1"><text:span text:style-name="T7">z kubkiem gorącego płynu w dłoniach. </text:span><text:span text:style-name="T7">Przezornie, maszyna była przygotowana na takie sytuacje </text:span></text:p>
      <text:p text:style-name="P1"><text:soft-page-break/><text:span text:style-name="T7">i wydawała </text:span><text:span text:style-name="T7">pojemniki </text:span><text:span text:style-name="T7">zamknięte deklem </text:span><text:span text:style-name="T7">z małym </text:span><text:span text:style-name="T7">zamykanym </text:span><text:span text:style-name="T7">otworem </text:span><text:span text:style-name="T7">jak dla niemowlaka</text:span><text:span text:style-name="T7">. Ni</text:span><text:span text:style-name="T7">gdy nie</text:span><text:span text:style-name="T7"> było </text:span><text:span text:style-name="T7">dokładnie</text:span><text:span text:style-name="T7"> wiadomo, kiedy </text:span><text:span text:style-name="T7"><text:s/></text:span><text:span text:style-name="T7">przyrząd</text:span><text:span text:style-name="T7">y</text:span><text:span text:style-name="T7"> </text:span><text:span text:style-name="T7">ponowią</text:span><text:span text:style-name="T7"> działanie </text:span><text:span text:style-name="T7">systemu</text:span><text:span text:style-name="T7"> grawitacji, więc zachowanie Franka było, </text:span><text:span text:style-name="T7">mocno</text:span><text:span text:style-name="T7"> ryzykowne.</text:span></text:p>
      <text:p text:style-name="P1"><text:span text:style-name="T7">- </text:span><text:span text:style-name="T7">Musisz mi się dać odegrać – zaopiniował </text:span><text:span text:style-name="T7">Młody</text:span><text:span text:style-name="T7"> spod sufitu. - Od początku, gdy wymyśliłeś, że przegrany bierze trzy dyżury przy Tom’ie, czułem, że to ja będę tą ofiarą - dodał z nieukrywanym rozbawieniem, choć </text:span><text:span text:style-name="T7">towarzysze</text:span><text:span text:style-name="T7"> nie wiedzieli, czym powodowanym, </text:span><text:span text:style-name="T7">bo doglądanie Tom’a istotnie było </text:span><text:span text:style-name="T7">aktualnie</text:span><text:span text:style-name="T7"> najuciążliwszym z ich obowiązków.</text:span></text:p>
      <text:p text:style-name="P1"><text:span text:style-name="T7">- „Uwaga! Grawitacja zostanie przywrócona za 20 sekund” - rozległo się z głośników ostrzeżenie powtarzany kolejno co 5 sekund.</text:span></text:p>
      <text:p text:style-name="P1"><text:span text:style-name="T7">- O rewanżu pogadamy jutro, teraz wracaj na </text:span><text:span text:style-name="T7">dół</text:span><text:span text:style-name="T7"> – </text:span><text:span text:style-name="T7">u</text:span><text:span text:style-name="T7">pomniał </text:span><text:span text:style-name="T7">Franka</text:span><text:span text:style-name="T7"> </text:span><text:span text:style-name="T7">jego karciany pogromca,</text:span><text:span text:style-name="T7"> otoczony rojem „</text:span><text:span text:style-name="T7">motyli”</text:span><text:span text:style-name="T7"> </text:span><text:span text:style-name="T7">migotliwie </text:span><text:span text:style-name="T7">wirujących na wszystkie możliwe sposoby. </text:span><text:span text:style-name="T7">Jego krzesło było przypięte do podłoża i wystarczyło, że </text:span><text:span text:style-name="T7">przytrzymał</text:span><text:span text:style-name="T7"> się </text:span><text:span text:style-name="T7">poręczy</text:span><text:span text:style-name="T7"> czekając, </text:span><text:span text:style-name="T7">aż </text:span><text:span text:style-name="T7">stan nieważkości minie</text:span><text:span text:style-name="T7">.</text:span></text:p>
      <text:p text:style-name="P1"><text:span text:style-name="T7"><text:tab/></text:span><text:span text:style-name="T7">System sztucznej grawitacji </text:span><text:span text:style-name="T7">konsumował</text:span><text:span text:style-name="T7"> </text:span><text:span text:style-name="T7">większą część</text:span><text:span text:style-name="T7"> energii </text:span><text:span text:style-name="T7">elektrycznej </text:span><text:span text:style-name="T7">wytwarzanej przez reaktor zasilający</text:span><text:span text:style-name="T7">, </text:span><text:span text:style-name="T7">wiązało się to także z</text:span><text:span text:style-name="T7"> wydziel</text:span><text:span text:style-name="T7">aniem</text:span><text:span text:style-name="T7"> potężn</text:span><text:span text:style-name="T7">ych</text:span><text:span text:style-name="T7"> ilości ciepła. </text:span><text:span text:style-name="T7">Częste p</text:span><text:span text:style-name="T7">rzegrzewanie się głównych elementów </text:span><text:span text:style-name="T7">agregatu</text:span><text:span text:style-name="T7"> zarejestrowane w czasie trwania poprzedniej misji zmusiło konstruktorów do zastosowania drugiego, równoległego układu, któr</text:span><text:span text:style-name="T7">y był uruchamiany samoczynnie w momencie, gdy pierwszy zostałby awaryjnie wyłączony. W założeniach </text:span><text:span text:style-name="T7">zamiana pracujących urządzeń miała być nieodczuwalna, jednak załoga zdołała się już przyzwyczaić do chwilowych zaników siły przyciągania i nie wywoływało to w nich zdziwienia.</text:span></text:p>
      <text:p text:style-name="P1"><text:span text:style-name="T7"><text:tab/></text:span><text:span text:style-name="T7">Na chwilę wszyscy trzej stracili orientację; mieli wrażenie, że kantyna zawirowała </text:span></text:p>
      <text:p text:style-name="P1"><text:span text:style-name="T7">i niewidoczna siła cisnęła nimi </text:span><text:span text:style-name="T7">śliską </text:span><text:span text:style-name="T7">o ścianę, następnie przeczołgała </text:span><text:span text:style-name="T7">ich</text:span><text:span text:style-name="T7"> po niej dwa metry </text:span></text:p>
      <text:p text:style-name="P1"><text:span text:style-name="T7">i porzuciła zasypując deszczem </text:span><text:span text:style-name="T7">lewitujących jeszcze przed chwilą </text:span><text:span text:style-name="T7">żetonów, kart </text:span><text:span text:style-name="T7">i pozostałych przedmiotów, </text:span><text:span text:style-name="T7">w tym krzesłem</text:span><text:span text:style-name="T7">. Znaleźli się w narożniku łączącym sufit ze ścianami. Pomieszczenie widziane z tej perspektywy nie przypominało już dobrze im znanej </text:span><text:span text:style-name="T7">kantyny. </text:span><text:span text:style-name="T7">Trudno im było przestawić percepcję do nowych realiów.</text:span></text:p>
      <text:p text:style-name="P6">- No to się narobiło – w głosie Franka czuć było niepokój.</text:p>
      <text:p text:style-name="P1"><text:span text:style-name="T7">- Czujecie </text:span><text:span text:style-name="T7">to</text:span><text:span text:style-name="T7">? - spytał </text:span><text:span text:style-name="T7">Krogman</text:span><text:span text:style-name="T7">, ze zdziwieniem wpatrując się w kubek ciążący mu</text:span><text:span text:style-name="T7"> </text:span><text:span text:style-name="T7">dłoniach.</text:span></text:p>
      <text:p text:style-name="P1"><text:span text:style-name="T7">- </text:span><text:span text:style-name="T7">Powyżej</text:span><text:span text:style-name="T7"> 2g? - zgadywał Mark.</text:span></text:p>
      <text:p text:style-name="P6">- Chyba coś koło tego, ledwo się ruszam – odrzekł Burt i z braku innych możliwości napił się</text:p>
      <text:p text:style-name="P1"><text:span text:style-name="T7">z kubka, choć ochota już mu przeszła. Kiwnął kubkiem w kierunku </text:span><text:span text:style-name="T7">Drebina</text:span><text:span text:style-name="T7"> – </text:span><text:span text:style-name="T7">C</text:span><text:span text:style-name="T7">hcesz, </text:span><text:span text:style-name="T7">Młody</text:span><text:span text:style-name="T7">?</text:span></text:p>
      <text:p text:style-name="P1"><text:span text:style-name="T7">- Chętnie –</text:span><text:span text:style-name="T7"> przejął naczynie z największym trudem.</text:span></text:p>
      <text:p text:style-name="P1"><text:span text:style-name="T7"><text:tab/>Po kilkunastu minutach, które nie przyniosły żadnej zmiany, zaczęli się </text:span><text:span text:style-name="T7">mocno </text:span><text:span text:style-name="T7">niepokoić.</text:span></text:p>
      <text:p text:style-name="P1"><text:span text:style-name="T7">- Komputer pokładowy, zrestartuj system grawitacji - zawołał mechanik.</text:span></text:p>
      <text:p text:style-name="P1"><text:span text:style-name="T7">- Odmawiam, system grawitacji funkcjonuje poprawnie – usłyszeli zimny komunikat.</text:span></text:p>
      <text:p text:style-name="P6">- Komputer pokładowy, wyłącz grawitację – wydarł się Frank, tym razem pełen złości.</text:p>
      <text:p text:style-name="P6">- Odmawiam, dyspozycja niezgodna z regulaminem.</text:p>
      <text:p text:style-name="P1"><text:span text:style-name="T7"><text:tab/>Ich sytuacja była poważna. Dr marsjańskiej geologii wpadł na jedyny sensowny pomysł.</text:span></text:p>
      <text:p text:style-name="P6">- Komputer pokładowy, nagrywaj.</text:p>
      <text:p text:style-name="P6"/>
      <text:p text:style-name="P8">***</text:p>
      <text:p text:style-name="P6"/>
      <text:p text:style-name="P1"><text:span text:style-name="T7"><text:tab/>- No, dobrze – powiedział Ron</text:span><text:span text:style-name="T7">ald Walker</text:span><text:span text:style-name="T7">, pochylony nad monitorem – </text:span><text:span text:style-name="T7">tylko czemu sala jest pusta? - człowiek obsługujący komputer, wskazał palcem na miejsce znajdujące się w lewym górnym narożniku kantyny, </text:span><text:span text:style-name="T7">gdzie leżeli bezradni mężczyźni.</text:span></text:p>
      <text:p text:style-name="P1"><text:span text:style-name="T7">- </text:span><text:span text:style-name="T7">O, Boże! - Ron </text:span><text:span text:style-name="T7">ledwo </text:span><text:span text:style-name="T7">wysłuchał wiadomości </text:span><text:span text:style-name="T7">nagranej przez Krogmana</text:span><text:span text:style-name="T7"> i </text:span><text:span text:style-name="T7">kazał się łączyć</text:span></text:p>
      <text:p text:style-name="P1"><text:span text:style-name="T7">z działem projektowo-konstrukcyjnym, odpowiedzialnym za generatory. Chwilę później szedł już długim korytarzem o licznych przylegających doń odgałęzieniach, żeby upewnić się, iż zespół robi wszystko, by jak najszybciej przywrócić prawidłowe funkcjonowanie systemu. Solidne drzwi rozsunęły się przed nim; chip, który miał wszczepiony pod pachą, dawał mu niemal nieograniczony dostęp do większości pomieszczeń gmachu. Przystanął wśród kwitnących na różowo dracenii, strzeliście wzbijających się ku sufitowi, usianemu licznymi świetlikami. Rozejrzał się i przez oszkloną ścianę holu, dostrzegł w jednej z sal, grono osób pochłoniętych dyskusją. Trwała żywa </text:span><text:soft-page-break/><text:span text:style-name="T7">wymiana zdań między jej uczestnikami. <text:tab/>Zauważyła go wicedyrektor działu Agnes „jakaś tam”. Trzydziestolatka ruszyła w jego kierunku. Widywał ją dopiero od pewnego czasu, lecz ciężko było przejść obojętnie obok takiej kobiety i dobrze pamiętał jej twarz oraz czarujący uśmiech, choć nie był w stanie zapamiętać posiadanego przez nią słowiańsko brzmiącego nazwiska. Była atrakcyjną brunetką o smukłej sylwetce i ładnej buzi. Jak stwierdził jego przyjaciel Martin - są w centrum JSC tylko dwie piękne kobiety, „Sandra Burger” i „Agnes Jakaśtam” właśnie. </text:span></text:p>
      <text:p text:style-name="P6">- Pracujemy nad tym – oznajmiła, o nic niepytana.</text:p>
      <text:p text:style-name="P1"><text:span text:style-name="T7">- Da się coś zrobić z tymi kondensatorami? - </text:span><text:span text:style-name="T7">spytał naiwnie Ron.</text:span></text:p>
      <text:p text:style-name="P1"><text:span text:style-name="T7">- Nie rozumiem… </text:span><text:span text:style-name="T7">- </text:span><text:span text:style-name="T7">mówiła z lekkim akcentem,</text:span><text:span text:style-name="T7"> dodający</text:span><text:span text:style-name="T7">m</text:span><text:span text:style-name="T7"> jej egzotyczności.</text:span></text:p>
      <text:p text:style-name="P6">- No, próbujecie rozwiązać problem z kondensatorami, prawda?</text:p>
      <text:p text:style-name="P6">- Nie …</text:p>
      <text:p text:style-name="P6">- Ok, przepraszam, chodzi o przekaźniki – przerwał jej i się poprawił, będąc coraz bardziej zdezorientowanym.</text:p>
      <text:p text:style-name="P6">- Też nie – odpowiedziała Agnes odrobinę poruszona jego ignorancją. - Chodzi o sterowniki – dodała dobitnie.</text:p>
      <text:p text:style-name="P6"><text:tab/>Poczuł się jak kretyn, postanowił się nie pogrążać i nic nie odpowiedział.</text:p>
      <text:p text:style-name="P1"><text:span text:style-name="T7">- Muszę do nich wracać, mamy pewien pomysł co do tych „kondensatorów” - wyglądało, że tego typu rozmowy nie były dla niej nowością – jeśli chcesz poznać przyczynę problemu, chodź ze mną lub zaczekaj w gabinecie – wskazała na swoje biuro.</text:span></text:p>
      <text:p text:style-name="P1"><text:span text:style-name="T7"><text:tab/>Postanowił </text:span><text:span text:style-name="T7">poczekać</text:span><text:span text:style-name="T7"> u niej. Nie wiedział, czemu, ale usiadł w jej fotelu. </text:span><text:span text:style-name="T7">Mimo działającej klimatyzacji, </text:span><text:span text:style-name="T7">jed</text:span><text:span text:style-name="T7">en</text:span><text:span text:style-name="T7"> z </text:span><text:span text:style-name="T7">lufcików</text:span><text:span text:style-name="T7"> był uchylon</text:span><text:span text:style-name="T7">y</text:span><text:span text:style-name="T7"> i wpadał </text:span><text:span text:style-name="T7">nim </text:span><text:span text:style-name="T7">do wnętrza gwar z dziedzińca. </text:span><text:span text:style-name="T7">Mężczyzna w</text:span><text:span text:style-name="T7">ychwytywał pojedy</text:span><text:span text:style-name="T7">n</text:span><text:span text:style-name="T7">cze głosy z rozmów, </text:span><text:span text:style-name="T7">dobiegały do niego także dźwięk</text:span><text:span text:style-name="T7">i</text:span><text:span text:style-name="T7"> </text:span><text:span text:style-name="T7">przejeżd</text:span><text:span text:style-name="T7">ż</text:span><text:span text:style-name="T7">ających </text:span><text:span text:style-name="T7">rowerów i elektrycznych pojazdów, którymi często poruszali się pracownicy </text:span><text:span text:style-name="T7">kompleksu</text:span><text:span text:style-name="T7">. Przez chwilę wahał się, czy nie zamknąć okienka, ale lenistwo wzięło górę nad komfort. </text:span></text:p>
      <text:p text:style-name="P1"><text:span text:style-name="T7"><text:tab/></text:span><text:span text:style-name="T7">Rozejrzał się; </text:span><text:span text:style-name="T7">na blacie </text:span><text:span text:style-name="T7">nie było żadnych zdjęć, ani prywatnych przedmiotów. Zastanawiał się, czy </text:span><text:span text:style-name="T7">jego nowa znajoma </text:span><text:span text:style-name="T7">jest zamężna; </text:span><text:span text:style-name="T7">zwykle wolał mężatki, ale tutaj priorytety się odwróciły.</text:span></text:p>
      <text:p text:style-name="P1"><text:span text:style-name="T7"><text:tab/>Właściwie nigdy z nią nie rozmawiał, tylko tyle, co dziś przez telefon, plus </text:span><text:span text:style-name="T7">gadka</text:span><text:span text:style-name="T7"> sprzed chwili. Wcześniej </text:span><text:span text:style-name="T7">jedynie</text:span><text:span text:style-name="T7"> kurtuazyjne pozdrowienia, gdy wpadli na siebie przypadkiem. </text:span><text:span text:style-name="T7">Podobała mu się coraz bardziej; odrobinę zdystansowana, o inteligentnym spojrzeniu – ma to, czego brakuje Sandrze –</text:span><text:span text:style-name="T7"> jego rozmyślania przerwał telefon. Dzwonił Kurt Rumens.</text:span></text:p>
      <text:p text:style-name="P6">- Mamy już rozwiązanie? - zaczął bez zbędnych wstępów.</text:p>
      <text:p text:style-name="P1"><text:span text:style-name="T7">- Potrzebują jeszcze trochę czasu, ale jesteśmy </text:span><text:span text:style-name="T7">blisko</text:span><text:span text:style-name="T7">. Zawiadomię pana natychmiast, gdy będę znał szczegóły – uniósł wzrok i ujrzał Agnes, wpatrzoną w jego </text:span><text:span text:style-name="T7">kowbojki</text:span><text:span text:style-name="T7"> ulokowane na </text:span><text:span text:style-name="T7">dębowym </text:span><text:span text:style-name="T7">biurku.</text:span></text:p>
      <text:p text:style-name="P1"><text:span text:style-name="T7"><text:tab/></text:span><text:span text:style-name="T7">Z</text:span><text:span text:style-name="T7">djął je niezgrabnie i usiadł </text:span><text:span text:style-name="T7">wyprostowany.</text:span></text:p>
      <text:p text:style-name="P1"><text:span text:style-name="T7">- </text:span><text:span text:style-name="T7">Tak, od razu zadzwonię – pospiesznie pożegnał dyrektora. </text:span><text:span text:style-name="T7">- I co udało się ustalić? - zwrócił się tym razem do dziewczyny, jak gdyby nigdy nic. </text:span><text:span text:style-name="T7">Ta obrzuciła go wymownym spojrzeniem, ale nie podjęła tematu </text:span><text:span text:style-name="T7">buciorów</text:span><text:span text:style-name="T7">, tylko przeszła do rzeczy.</text:span></text:p>
      <text:p text:style-name="P1"><text:span text:style-name="T7">- </text:span><text:span text:style-name="T7">To była standardowa procedura </text:span><text:span text:style-name="T7">zastąpienia przegrzanego generatora. Do momentu startu drugiego, wszystko przebiegało prawidłowo. Jednak przy rozruchu urządzenie uległo rozkalibrowaniu. Szukaliśmy błędu w oprogramowaniu i uszkodzeń mechanicznych, ale zdawał</text:span><text:span text:style-name="T7">y</text:span><text:span text:style-name="T7"> się być </text:span><text:span text:style-name="T7">w porządku</text:span><text:span text:style-name="T7">. </text:span><text:span text:style-name="T7">- Ron nie miał zamiaru jej przerywać, wstał i </text:span><text:span text:style-name="T7">ruchem</text:span><text:span text:style-name="T7"> ręki ustąpił jej miejsca, sam usiadł na sofie i słuchał kiwając głową w geście aprobaty. - </text:span><text:span text:style-name="T7">Wtedy poprosiliśmy dział badawczy o </text:span><text:span text:style-name="T7">przekazanie </text:span><text:span text:style-name="T7">zapis</text:span><text:span text:style-name="T7">ów</text:span><text:span text:style-name="T7"> wszystkich dostępnych pomiarów. Okazało się, że w krytycznym momencie „Spectre” było pod silnym wpływem obcego pola grawitacyjnego. Od razu </text:span><text:span text:style-name="T7">postanowiliśmy</text:span><text:span text:style-name="T7"> sprawdzić orbity naturalnych satelitów Marsa i bingo. </text:span><text:span text:style-name="T7">Fobos</text:span><text:span text:style-name="T7"> znajdował się wystarczająco blisko, by wywołać chaos w obliczeniach. </text:span><text:span text:style-name="T7">Na bramkach logicznych pojawiły się nowe parametry z uwzględnieniem wpływu </text:span><text:span text:style-name="T7">pobliskiego księżyca</text:span><text:span text:style-name="T7">,</text:span><text:span text:style-name="T7"> a</text:span><text:span text:style-name="T7"> generator ciążenia został odpalony z już przeliczonym wersorem </text:span><text:span text:style-name="T7">i zmienioną płaszczyzną interferencji </text:span><text:span text:style-name="T7">... – mówiła jeszcze długo, a on rozumiał z tego coraz mniej. </text:span><text:span text:style-name="T7">Pojął</text:span><text:span text:style-name="T7"> tylko t</text:span><text:span text:style-name="T7">yle</text:span><text:span text:style-name="T7">, że sytuacja jest już pod kontrolą i t</text:span><text:span text:style-name="T7">o</text:span><text:span text:style-name="T7"> </text:span><text:soft-page-break/><text:span text:style-name="T7">przekazał swojemu szefowi, </text:span><text:span text:style-name="T7">zgrabnie wplatając w wypowiedź słowa „wersor” i „interferencja”. </text:span><text:span text:style-name="T7">Ronald był specjalistą od zarządzania, radził sobie </text:span><text:span text:style-name="T7">także</text:span><text:span text:style-name="T7"> z public relations, ale o </text:span><text:span text:style-name="T7">N</text:span><text:span text:style-name="T7">auce,</text:span></text:p>
      <text:p text:style-name="P6">a szczególnie fizyce, nie miał pojęcia.</text:p>
      <text:p text:style-name="P6"/>
      <text:p text:style-name="P8">***</text:p>
      <text:p text:style-name="P6"/>
      <text:p text:style-name="P1"><text:span text:style-name="T7"><text:tab/></text:span><text:span text:style-name="T7">Oddech stawał się coraz płytszy pod </text:span><text:span text:style-name="T7">ciężarem</text:span><text:span text:style-name="T7">, jaki zalegał na klatce piersiowej. </text:span><text:span text:style-name="T7">Młody</text:span><text:span text:style-name="T7"> miał wrażenie, </text:span><text:span text:style-name="T7">jakby jego ciało </text:span><text:span text:style-name="T7">spoczywało</text:span><text:span text:style-name="T7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7">i nie potrafił ułożyć się w wygodnej pozycji. </text:span></text:p>
      <text:p text:style-name="P1"><text:span text:style-name="T7"><text:tab/></text:span><text:span text:style-name="T7">Każdy ruch sprawiał problem i niósł ryzyko poważnej kontuzji. Mieli świadomość, że znajdują się w pułapce, i że pomoc może przyjść wyłącznie z zewnątrz. Nie byli w stanie zrobić nic więcej, poza biernym </text:span><text:span text:style-name="T7">trwaniem w jednej pozycji</text:span><text:span text:style-name="T7">. </text:span><text:span text:style-name="T7">Czas dłużył się niemiłosiernie i sprawiał, że byli coraz słabsi. Nie rozmawiali, nie wykonywali żadnych ruchów, a jedyne czego doświadczali, to narastający ból, od którego nie było ucieczki.<text:tab/></text:span></text:p>
      <text:p text:style-name="P1"><text:span text:style-name="T7"><text:tab/></text:span><text:span text:style-name="T7">Na wpółświadomy</text:span><text:span text:style-name="T7"> Mark, rozwarł powieki z </text:span><text:span text:style-name="T7">ulgą</text:span><text:span text:style-name="T7">. Wziął głęboki wdech i niczym balon uniósł się delikatnie nad powier</text:span><text:span text:style-name="T7">zchnię sufitu. Pociągnął za sobą dwóch nieprzytomnych kolegów, wsunął ich pod blat stołu </text:span><text:span text:style-name="T7">i czekał</text:span><text:span text:style-name="T7">. Z głośników słychać było słowa wsparcia, przesłane z Ziemi, nic z nich nie zrozumiał. Pomimo to, oczy mu zawilgotniały ze wzruszenia. </text:span></text:p>
      <text:p text:style-name="P1"><text:span text:style-name="T7"><text:tab/></text:span><text:span text:style-name="T7">Wszystko wróciło do normy, a oni godzinami nie </text:span><text:span text:style-name="T7">podnosili</text:span><text:span text:style-name="T7"> się z </text:span><text:span text:style-name="T7">zaśmieconej</text:span><text:span text:style-name="T7"> podłogi. Leżeli </text:span><text:span text:style-name="T7">wykończeni</text:span><text:span text:style-name="T7">, parkiet zdawał się być nad wyraz wygodnym meblem. </text:span><text:span text:style-name="T7">Nawet Hall, taktownie zrezygnował z wykonywania swych obowiązków.</text:span></text:p>
      <text:p text:style-name="P6"><text:tab/></text:p>
      <text:p text:style-name="P8">***</text:p>
      <text:p text:style-name="P6"/>
      <text:p text:style-name="P1"><text:span text:style-name="T7"><text:tab/>Upalne popołudnie, </text:span><text:span text:style-name="T7">błękitne </text:span><text:span text:style-name="T7">niebo bez jednej chmury. </text:span><text:span text:style-name="T7">Był to jeden z tych dni, gdy Ron wychodził z roboty zadowolony, choć </text:span><text:span text:style-name="T7">odczuwał</text:span><text:span text:style-name="T7"> też ulgę, </text:span><text:span text:style-name="T7">bo nie był to wcale lekki dzień. </text:span><text:span text:style-name="T7">Wiedział</text:span><text:span text:style-name="T7">, że musi się dziś gdzieś wyrwać </text:span><text:span text:style-name="T7">i odetchnąć.</text:span></text:p>
      <text:p text:style-name="P1"><text:span text:style-name="T7">- Ładna maszyna – usłyszał zza pleców, gdy zakładał kask. Agnes „</text:span><text:span text:style-name="T7">Jakaśtam”</text:span><text:span text:style-name="T7"> wsiadała do małego sportowego, </text:span><text:span text:style-name="T7">elektrycznego</text:span><text:span text:style-name="T7"> bmw.</text:span></text:p>
      <text:p text:style-name="P1"><text:span text:style-name="T7">- Wiem, dzięki! Twoja też niczego sobie – odpowiedział żartobliwie, </text:span><text:span text:style-name="T7">ale </text:span><text:span text:style-name="T7">był </text:span><text:span text:style-name="T7">naprawdę </text:span><text:span text:style-name="T7">dumny</text:span><text:span text:style-name="T7"> </text:span><text:span text:style-name="T7">ze</text:span><text:span text:style-name="T7"> </text:span><text:span text:style-name="T7">swojej Suzuki </text:span><text:span text:style-name="T4">GSX-R 1100. </text:span><text:span text:style-name="T4">Sprowadził ją półtora roku temu z Europy, za pokaźną sumę </text:span><text:span text:style-name="T4">38</text:span><text:span text:style-name="T4"> 000$. </text:span><text:span text:style-name="T4">Niemal 45-cio letni pojazd, </text:span><text:span text:style-name="T4">stał się</text:span><text:span text:style-name="T4"> nie lada gratką dla kolekcjonerów. </text:span><text:span text:style-name="T4">Po upadku legendarnej marki w 2022 roku, jej </text:span><text:span text:style-name="T4"><text:s/></text:span><text:span text:style-name="T4">starsze modele motocykli, poszybowały cenowo w górę i z miejsca stały się </text:span><text:span text:style-name="T4">wyśmienitą</text:span><text:span text:style-name="T4"> lokatą kapitału.</text:span></text:p>
      <text:p text:style-name="P1"><text:span text:style-name="T7">- Trzymaj się. </text:span><text:span text:style-name="T7">I</text:span><text:span text:style-name="T7"> </text:span><text:span text:style-name="T7">do jutra! - rzuciła </text:span><text:span text:style-name="T7">w trakcie, gdy bagażnik jej auta połykał dach</text:span><text:span text:style-name="T7">.</text:span></text:p>
      <text:p text:style-name="P1"><text:span text:style-name="T7"><text:tab/>Ron wykonał dwa kroki</text:span><text:span text:style-name="T7"> i zagadnął.</text:span></text:p>
      <text:p text:style-name="P6">- Dasz się wyciągnąć na herbatę w ramach podzięki za dobrze wykonaną dziś pracę?</text:p>
      <text:p text:style-name="P1"><text:span text:style-name="T7">- Pewnie –</text:span><text:span text:style-name="T7"> powiedziała bez namysłu, </text:span><text:span text:style-name="T7">patrząc na niego znad przyciemnianych okularów. </text:span><text:span text:style-name="T7">Obniżyła spojrzenie i zauważyła, że zmienił buty na sportowe.</text:span></text:p>
      <text:p text:style-name="P1"><text:span text:style-name="T7">- Pasuje </text:span><text:span text:style-name="T7">c</text:span><text:span text:style-name="T7">i dziś? - spytał z nadzieją w głosie.</text:span></text:p>
      <text:p text:style-name="P6">- Czemu nie?! O której i gdzie?</text:p>
      <text:p text:style-name="P6">- Teraz?</text:p>
      <text:p text:style-name="P1"><text:span text:style-name="T7">- Ale gdzie? - roześmiała się </text:span><text:span text:style-name="T7">szeroko, eksponując rząd równych, białych zębów</text:span><text:span text:style-name="T7">.</text:span></text:p>
      <text:p text:style-name="P1"><text:span text:style-name="T7">- Znam miłe miejsce, jedź za mną – kiwnęła na tak; wrócił do</text:span><text:span text:style-name="T7"> </text:span><text:span text:style-name="T7">motocykla i po chwili zawył silnikiem, </text:span><text:span text:style-name="T7">dynamicznie ruszają</text:span><text:span text:style-name="T7">c z </text:span><text:span text:style-name="T7">rozgrzanego słońcem </text:span><text:span text:style-name="T7">parkingu</text:span><text:span text:style-name="T7">.</text:span></text:p>
      <text:p text:style-name="P1"><text:span text:style-name="T7"><text:tab/></text:span><text:span text:style-name="T7">Z</text:span><text:span text:style-name="T7">atrzymał się </text:span><text:span text:style-name="T7">przy stróżówce</text:span><text:span text:style-name="T7">, uniósł przyłbicę, która pod wpływem silnego nasłonecznienia mocno pociemniała. Żołnierz marine</text:span><text:span text:style-name="T7">s</text:span><text:span text:style-name="T7"> </text:span><text:span text:style-name="T7">wyciągnął dłoń</text:span><text:span text:style-name="T7"> w geście pożegnania, gdy po porównaniu odczyt</text:span><text:span text:style-name="T7">ów</text:span><text:span text:style-name="T7"> z kamery i chipu, szlaban się uniósł. </text:span></text:p>
      <text:p text:style-name="P1"><text:span text:style-name="T7"><text:tab/></text:span><text:span text:style-name="T7">Na skwerze za bramą wjazdową demonstrowało kilku aktywistów, którzy wyraźnie się ożywili na widok <text:s/>opuszczających centrum pojazdów </text:span><text:span text:style-name="T7">i wylegli ze swych namiotów</text:span><text:span text:style-name="T7">. Było ich </text:span><text:soft-page-break/><text:span text:style-name="T7">zauważalnie</text:span><text:span text:style-name="T7"> mniej, niż przed kilkoma miesiącami i wyglądało, że tych prawdziwie gorliwych przeciwników przekształcania ekosystemu Marsa jest garstka. </text:span><text:span text:style-name="T7">Wykrzykiwali swe hasła </text:span></text:p>
      <text:p text:style-name="P1"><text:span text:style-name="T7">z transparentów, jak: „Ręce precz od Marsa” </text:span><text:span text:style-name="T7">i</text:span><text:span text:style-name="T7"> „</text:span><text:span text:style-name="T7">Mars dla Marsjan”</text:span><text:span text:style-name="T7">. Szczególnie intrygujący był facet w tradycyjnym stroju indiańskim, trzymający tablicę z napisem: „Najpierw nam odebraliście Amerykę, teraz Czerwoną Planetę”. Ron nie był </text:span><text:span text:style-name="T7">już</text:span><text:span text:style-name="T7"> pewien, czy to nie jakiś happening. Wszystkiemu temu przyglądali się policjanci z dwóch zaparkowanych wzdłuż jezdni radiowozów. </text:span><text:span text:style-name="T7">Za którymi w oddali stało kilka wozów transmisyjnych, ogólnokrajowych stacji. <text:tab/></text:span></text:p>
      <text:p text:style-name="P1"><text:span text:style-name="T7"><text:tab/>Przy wyjeździe z przecznicy na główną arterię, </text:span><text:span text:style-name="T7">powstrzymało</text:span><text:span text:style-name="T7"> go czerwone światło. Wykorzystała to telewizyjna <text:s/></text:span><text:span text:style-name="T7">reporterka</text:span><text:span text:style-name="T7">, wychyliwszy się z chodnika.</text:span></text:p>
      <text:p text:style-name="P1"><text:span text:style-name="T7">- Czy potwierdzi pan </text:span><text:span text:style-name="T7">doniesienia, według których,</text:span><text:span text:style-name="T7"> Tom Clark i Frank Drebin zginęli w katastrofie, mającej miejsce w trakcie </text:span><text:span text:style-name="T7">wtorkowej </text:span><text:span text:style-name="T7">próby lądowania </text:span><text:span text:style-name="T7">w pobliżu Olympus Mons</text:span><text:span text:style-name="T7">? </text:span><text:span text:style-name="T7">- kamerzysta sprawiał wrażenie, jakby przekazywał </text:span><text:span text:style-name="T7">transmisję</text:span><text:span text:style-name="T7"> na żywo, Ron</text:span><text:span text:style-name="T7">ald</text:span><text:span text:style-name="T7"> mimo to zignorował dziennikarkę, która spojrzała jeszcze w kierunku kobiety prowadzącej bmw, lecz nie rozpoznając jej, obróciła się przodem do kamery i </text:span><text:span text:style-name="T7">teatralnym głosem, </text:span><text:span text:style-name="T7">kontynuowała relację.</text:span></text:p>
      <text:p text:style-name="P1"><text:span text:style-name="T7"><text:tab/></text:span><text:span text:style-name="T7">Po </text:span><text:span text:style-name="T7">niecałym kwadransie</text:span><text:span text:style-name="T7"> spokojnej jazdy, zatrzymali </text:span><text:span text:style-name="T7">się</text:span><text:span text:style-name="T7"> <text:s/></text:span><text:span text:style-name="T7">w ciasnej uliczce, </text:span><text:span text:style-name="T7">przed </text:span><text:span text:style-name="T7">okazałą, </text:span><text:span text:style-name="T7">piętrową</text:span><text:span text:style-name="T7"> willą</text:span><text:span text:style-name="T7">, stojąc</text:span><text:span text:style-name="T7">ą</text:span><text:span text:style-name="T7"> na wąskim półwyspie, </text:span><text:span text:style-name="T7">gdzieś</text:span><text:span text:style-name="T7"> w pobliżu Lake </text:span><text:span text:style-name="T7">Nassau</text:span><text:span text:style-name="T7">. Była to bogata dzielnica, otoczona zewsząd dzikimi terenami. </text:span><text:span text:style-name="T7">Agnes obserwowała, jak </text:span><text:span text:style-name="T7">R</text:span><text:span text:style-name="T7">on zeskoczył z </text:span><text:span text:style-name="T7">jednośladu</text:span><text:span text:style-name="T7"> i wbiegł pospiesznie do domu. </text:span><text:span text:style-name="T7">Minutę</text:span><text:span text:style-name="T7"> później był z powrotem przy niej, </text:span><text:span text:style-name="T7">już bez kasku, ale</text:span><text:span text:style-name="T7"> </text:span></text:p>
      <text:p text:style-name="P1"><text:span text:style-name="T7">z dwoma </text:span><text:span text:style-name="T7">pojemnikami</text:span><text:span text:style-name="T7">, które usiłował wrzucić do plecaka bez zdejmowania go.</text:span></text:p>
      <text:p text:style-name="P1"><text:span text:style-name="T7">- Mieszkasz tu? - </text:span><text:span text:style-name="T7">zdjęła bluzę i wysiadła</text:span><text:span text:style-name="T7"> z</text:span><text:span text:style-name="T7">e srebrnego </text:span><text:span text:style-name="T7">k</text:span><text:span text:style-name="T7">abriolet</text:span><text:span text:style-name="T7">u</text:span><text:span text:style-name="T7">.</text:span></text:p>
      <text:p text:style-name="P1"><text:span text:style-name="T7">- </text:span><text:span text:style-name="T7">Dorabiam</text:span><text:span text:style-name="T7"> jako</text:span><text:span text:style-name="T7"> stróż, na drugą zmian</text:span><text:span text:style-name="T7">ę – odpowiedział z uśmiechem.</text:span></text:p>
      <text:p text:style-name="P1"><text:span text:style-name="T7">- </text:span><text:span text:style-name="T7">Że też się nie domyśliłam – zaironizował</text:span><text:span text:style-name="T7">a</text:span><text:span text:style-name="T7">, </text:span><text:span text:style-name="T7">zaczesując</text:span><text:span text:style-name="T7"> długie włosy w kitkę i sp</text:span><text:span text:style-name="T7">inając</text:span><text:span text:style-name="T7"> je gumką,</text:span></text:p>
      <text:p text:style-name="P1"><text:span text:style-name="T7">a</text:span><text:span text:style-name="T7"> przy okazji</text:span><text:span text:style-name="T7"> </text:span><text:span text:style-name="T7">eksponując</text:span><text:span text:style-name="T7">, imponująco mocn</text:span><text:span text:style-name="T7">e</text:span><text:span text:style-name="T7"> barki i ramiona. </text:span></text:p>
      <text:p text:style-name="P1"><text:span text:style-name="T7"><text:tab/></text:span><text:span text:style-name="T7">Przez cały czas</text:span><text:span text:style-name="T7"> próbował ulokować puszki w plecaku. Wyciągnęła po nie ręce, otworzyła jedną i podała mu.</text:span></text:p>
      <text:p text:style-name="P1"><text:span text:style-name="T7">- Proszę – otworzyła drugą i zaczęła sączyć. - Co to ma być, ciepła herbata? </text:span><text:span text:style-name="T7">Jest upał!</text:span></text:p>
      <text:p text:style-name="P1"><text:span text:style-name="T7">- Zaskoczę cię. Uchwycił jej dłonie wraz z puszką i pociągnął maleńką zawleczkę u podstawy pojemnika – dało się słyszeć </text:span><text:span text:style-name="T7">d</text:span><text:span text:style-name="T7">ź</text:span><text:span text:style-name="T7">więk</text:span><text:span text:style-name="T7"> zasysanego powietrza.</text:span></text:p>
      <text:p text:style-name="P1"><text:span text:style-name="T7">- Auć! - podskoczyła omal nie upuszczając naczynia, któr</text:span><text:span text:style-name="T7">e</text:span><text:span text:style-name="T7"> w jednej chwili stał</text:span><text:span text:style-name="T7">o</text:span><text:span text:style-name="T7"> się niewymownie gorące – parzy!</text:span></text:p>
      <text:p text:style-name="P1"><text:span text:style-name="T7">- </text:span><text:span text:style-name="T7">Ech</text:span><text:span text:style-name="T7">...</text:span><text:span text:style-name="T7"> – spojrzał bliżej – pomyliłem zawleczki. </text:span><text:span text:style-name="T7">W swojej</text:span><text:span text:style-name="T7"> zerwał właściwą i puszka momentalnie zaszła szronem. Podał jej </text:span><text:span text:style-name="T7">zimną</text:span><text:span text:style-name="T7"> i zabrał od niej wrzątek.</text:span></text:p>
      <text:p text:style-name="P1"><text:span text:style-name="T7">- Przyznaję, zaskoczyłeś mnie, podwójnie –</text:span><text:span text:style-name="T7"> miała ubaw.</text:span></text:p>
      <text:p text:style-name="P1"><text:span text:style-name="T7">- Mam wrażenie, że trochę się przy tobie gubię – </text:span><text:span text:style-name="T7">wyznał</text:span><text:span text:style-name="T7"> całkiem szczerze, co </text:span><text:span text:style-name="T7">czuje</text:span><text:span text:style-name="T7">. - Przejdźmy się – dotknął delikatnie jej </text:span><text:span text:style-name="T7">boku</text:span><text:span text:style-name="T7"> </text:span><text:span text:style-name="T7">i poprowadził w kierunku Peninsula Wildlife Park.</text:span></text:p>
      <text:p text:style-name="P6"/>
      <text:p text:style-name="P8">***</text:p>
      <text:p text:style-name="P1"/>
      <text:p text:style-name="P1"><text:span text:style-name="T7"><text:tab/></text:span><text:span text:style-name="T7">Strumień</text:span><text:span text:style-name="T7"> </text:span><text:span text:style-name="T7">rozbijał się z pluskiem o skałę, powodując </text:span><text:span text:style-name="T7">gęstą</text:span><text:span text:style-name="T7"> mgiełkę, następnie szerok</text:span><text:span text:style-name="T7">ą</text:span><text:span text:style-name="T7"> stru</text:span><text:span text:style-name="T7">gą</text:span><text:span text:style-name="T7"> </text:span><text:span text:style-name="T7">uderzał go w</text:span><text:span text:style-name="T7"> kark </text:span><text:span text:style-name="T7">i ramiona</text:span><text:span text:style-name="T7">, </text:span><text:span text:style-name="T7">rozlewając się przyjemnym ciepłem po reszcie ciała</text:span><text:span text:style-name="T7">. </text:span><text:span text:style-name="T7">Stał zanurzony po kolana w kotłującej się wodzie. </text:span><text:span text:style-name="T7">C</text:span><text:span text:style-name="T7">zuć było świeże, wilgotne tropikalne powietrze. Z otaczających go drzew, </text:span><text:span text:style-name="T7">miejscami rażących jaskrawą zielenią,</text:span><text:span text:style-name="T7"> dobiegały barwne głosy ptaków, których nawet wodospad nie był w stanie zagłuszyć. Wtem dało się </text:span><text:span text:style-name="T7">s</text:span><text:span text:style-name="T7">ł</text:span><text:span text:style-name="T7">yszeć jakiś obcy, n</text:span><text:span text:style-name="T7">ieharmonijny dźwięk. </text:span><text:span text:style-name="T7">Zaniepokojone ptaki</text:span><text:span text:style-name="T7"> wpierw ucichły, lecz nagle, gdy hałas się nasilił, zerwały się z trzepotem skrzydeł w powietrze. Teraz wszystko ucichło, poza monotonnie powtarzającym się sygnałem. Kurt spojrzał </text:span><text:span text:style-name="T7">przed siebie</text:span><text:span text:style-name="T7">, gdzie pojawił się </text:span><text:span text:style-name="T7">migoczący</text:span><text:span text:style-name="T7"> </text:span><text:span text:style-name="T7">prostoką</text:span><text:span text:style-name="T7">t</text:span><text:span text:style-name="T7"> z napisem „</text:span><text:span text:style-name="T7">Dzwoni</text:span><text:span text:style-name="T7"> Steve”. Chodziło </text:span></text:p>
      <text:p text:style-name="P1"><text:span text:style-name="T7">o </text:span><text:span text:style-name="T7">podeszłego wiekiem </text:span><text:span text:style-name="T7">neurologa, S</text:span><text:span text:style-name="T7">tephen’a Alscher’a, </text:span><text:span text:style-name="T7">od wielu lat</text:span><text:span text:style-name="T7"> przyjaciela, </text:span><text:span text:style-name="T7">a jeszcze dłużej </text:span><text:span text:style-name="T7">jego niezastąpionego </text:span><text:span text:style-name="T7">współpracownika</text:span><text:span text:style-name="T7">. </text:span></text:p>
      <text:p text:style-name="P1"><text:span text:style-name="T7">- </text:span><text:span text:style-name="T7">Mów szybko, jestem zajęty czymś ważnym – </text:span><text:span text:style-name="T7">próbowa</text:span><text:span text:style-name="T7">ł się wykręcić.</text:span></text:p>
      <text:p text:style-name="P1"><text:span text:style-name="T7">- Słuchaj, mam tu najnowsze wyniki Clark’a – odpowiedział poważnym głosem </text:span><text:span text:style-name="T7">lekarz</text:span><text:span text:style-name="T7">.</text:span></text:p>
      <text:p text:style-name="P1"><text:span text:style-name="T7"><text:tab/>W tym momencie Kurt wiedział, że z dalsze</text:span><text:span text:style-name="T7">go relaksu</text:span><text:span text:style-name="T7"> nici, </text:span><text:span text:style-name="T7">dotknął szkła, wizualizacja wygasła, </text:span><text:span text:style-name="T7">półokrągłe ścianki rozsunęły się</text:span><text:span text:style-name="T7"> i wychodził </text:span><text:span text:style-name="T7">z, </text:span><text:span text:style-name="T7">j</text:span><text:span text:style-name="T7">uż</text:span><text:span text:style-name="T7"> niczym niewyróżniającej </text:span><text:span text:style-name="T7">się</text:span><text:span text:style-name="T7">, </text:span><text:span text:style-name="T7">lecz </text:span><text:soft-page-break/><text:span text:style-name="T7">potwornie drogiej,</text:span><text:span text:style-name="T7"> kabiny prysznicowe</text:span><text:span text:style-name="T7">j</text:span><text:span text:style-name="T7">. </text:span><text:span text:style-name="T7">Przestąpił kilka kroków po swej prze</text:span><text:span text:style-name="T7">stronnej</text:span><text:span text:style-name="T7">, wyłożonej </text:span><text:span text:style-name="T7">trawertynem</text:span><text:span text:style-name="T7"> z rzymską ornamentyką, łaźni.</text:span></text:p>
      <text:p text:style-name="P1"><text:span text:style-name="T7">- </text:span><text:span text:style-name="T7">Ok – sięgnął po </text:span><text:span text:style-name="T7">frotowy </text:span><text:span text:style-name="T7">ręcznik </text:span><text:span text:style-name="T7">z półki</text:span><text:span text:style-name="T7">, </text:span><text:span text:style-name="T7">po czym</text:span><text:span text:style-name="T7"> </text:span><text:span text:style-name="T7">przetarł nim</text:span><text:span text:style-name="T7"> łysinę </text:span><text:span text:style-name="T7">i </text:span><text:span text:style-name="T7">siwą, równo przystrzyżoną brodę</text:span><text:span text:style-name="T7">. - Domyślam się, że nie jest dobrze – </text:span><text:span text:style-name="T7">odłożył ręcznik i sięgnął po gustowny, granatowy szlafrok z czesanej bawełny.</text:span></text:p>
      <text:p text:style-name="P1"><text:span text:style-name="T7">- Nie mamy już wątpliwości, że w </text:span><text:span text:style-name="T7">płatach skroniowych</text:span><text:span text:style-name="T7"> zaszły nieodwracalne zmiany.</text:span></text:p>
      <text:p text:style-name="P1"><text:span text:style-name="T7">- </text:span><text:span text:style-name="T7">Jak poważne są szkody</text:span><text:span text:style-name="T7">? </text:span><text:span text:style-name="T7">- oparł się </text:span><text:span text:style-name="T7">dłońmi</text:span><text:span text:style-name="T7"> o parapet, a widok, jak</text:span><text:span text:style-name="T7">i</text:span><text:span text:style-name="T7"> się roztaczał</text:span></text:p>
      <text:p text:style-name="P1"><text:span text:style-name="T7">z okna łazienki, </text:span><text:span text:style-name="T7">niczym</text:span><text:span text:style-name="T7"> nie ustępował temu spod prysznica. Z tym, że zachód słońca nad Zatoką Meksykańsk</text:span><text:span text:style-name="T7">ą</text:span><text:span text:style-name="T7"> dział się </text:span><text:span text:style-name="T7">naprawdę</text:span><text:span text:style-name="T7">, </text:span><text:span text:style-name="T7">na jego oczach.</text:span></text:p>
      <text:p text:style-name="P1"><text:span text:style-name="T7">- </text:span><text:span text:style-name="T7">Utrzymywaliśmy go w śpiączce, by powstrzymać </text:span><text:span text:style-name="T7">wzrost </text:span><text:span text:style-name="T7">nad</text:span><text:span text:style-name="T7">aktywności</text:span><text:span text:style-name="T7"> astrocytów i mikrogleju. Jednak osiągnęliśmy zaledwie minimalny efekt spowolnienia. A jak już ci </text:span><text:span text:style-name="T7">tłumaczyłem</text:span><text:span text:style-name="T7">, są one odpowiedzialne z</text:span><text:span text:style-name="T7">a niszczenie synaps i komórek.</text:span></text:p>
      <text:p text:style-name="P6">- Tak, tak – potwierdził Kurt Rumens.</text:p>
      <text:p text:style-name="P1"><text:span text:style-name="T7">- Zdaje się, że jego </text:span><text:span text:style-name="T7">mózg</text:span><text:span text:style-name="T7"> nie jest już zdolny do regeneracji – ciągnął doktor Alscher. - Oceniamy, że na tę chwilę trwałe</text:span><text:span text:style-name="T7">mu</text:span><text:span text:style-name="T7"> uszkodzeni</text:span><text:span text:style-name="T7">u</text:span><text:span text:style-name="T7"> </text:span><text:span text:style-name="T7">uległo</text:span><text:span text:style-name="T7"> około 30% </text:span><text:span text:style-name="T7">komórek i proces</text:span><text:span text:style-name="T7"> w dużym tempie </text:span><text:span text:style-name="T7">postępuje</text:span><text:span text:style-name="T7">. </text:span><text:span text:style-name="T7">Zdajesz sobie sprawę,</text:span><text:span text:style-name="T7"> co to </text:span><text:span text:style-name="T7">oznacza</text:span><text:span text:style-name="T7"> – podkreślił ostatnie zdanie.</text:span></text:p>
      <text:p text:style-name="P1"><text:span text:style-name="T7">- Nie ma innego wyjścia? - pytał </text:span><text:span text:style-name="T7">zmartwiony</text:span><text:span text:style-name="T7"> Kurt.</text:span></text:p>
      <text:p text:style-name="P1"><text:span text:style-name="T7"><text:tab/>I usłyszał</text:span><text:span text:style-name="T7">.</text:span></text:p>
      <text:p text:style-name="P6">- Wiesz, że nie.</text:p>
      <text:p text:style-name="P1"><text:span text:style-name="T7">- Martwię się o chłopców, jak to przyjmą – </text:span><text:span text:style-name="T7">wyszeptał, </text:span><text:span text:style-name="T7">bardziej</text:span><text:span text:style-name="T7"> do siebie, </text:span><text:span text:style-name="T7">wpatrzony w szeroki pas czerwieni, jaki pozostawiło po sobie gasnące za horyzontem słońce.</text:span></text:p>
      <text:p text:style-name="P6"/>
      <text:p text:style-name="P8">***</text:p>
      <text:p text:style-name="P6"/>
      <text:p text:style-name="P1"><text:span text:style-name="T7"><text:tab/></text:span><text:span text:style-name="T7">Jaskrawe światła reflektorów podkreślały nieskazitelną czystość, w której </text:span><text:span text:style-name="T7">tylko</text:span><text:span text:style-name="T7"> automaty chirurgiczne mogły czuć się swojsko.</text:span><text:span text:style-name="T7"> </text:span><text:span text:style-name="T7">Stół operacyjny, na którym leżał mężczyzna, z</text:span><text:span text:style-name="T7">ajmował niemal całą salę</text:span><text:span text:style-name="T7">. </text:span><text:span text:style-name="T7">Ciało, z wyjątkiem głowy i rąk, było szczelnie </text:span><text:span text:style-name="T7">okryte</text:span><text:span text:style-name="T7"> białą płachtą. Do przegubów łokciowych obu rąk przymocowane </text:span><text:span text:style-name="T7">zostały</text:span><text:span text:style-name="T7"> </text:span><text:span text:style-name="T7">spiralnie ciągnące się </text:span><text:span text:style-name="T7">wiązki przewodów diagnostycznych i wężyków z kroplów</text:span><text:span text:style-name="T7">ek</text:span><text:span text:style-name="T7">. </text:span></text:p>
      <text:p text:style-name="P1"><text:span text:style-name="T7"><text:tab/></text:span><text:span text:style-name="T7">Jedno, z </text:span><text:span text:style-name="T7">bezczynnych</text:span><text:span text:style-name="T7"> do tej pory, stalowych ramion, </text:span><text:span text:style-name="T7">umocowanych </text:span><text:span text:style-name="T7">w</text:span><text:span text:style-name="T7"> bocznej ścian</text:span><text:span text:style-name="T7">ie</text:span><text:span text:style-name="T7">, </text:span><text:span text:style-name="T7">rozszerzyło zaokrąglon</text:span><text:span text:style-name="T7">y, trójramienny chwytak, obróciło go kilkukrotnie </text:span><text:span text:style-name="T7">i ponownie zamarło, unieruchamiając czaszkę Clark’a. Uwydatnione kości policzkowe </text:span><text:span text:style-name="T7">prześwitywały przez kilkudniowy zarost, a twarz zdawała się być pogrążona w głębokim, </text:span><text:span text:style-name="T7">spokojnym</text:span><text:span text:style-name="T7"> śnie. </text:span><text:span text:style-name="T7">Ale</text:span><text:span text:style-name="T7"> to </text:span><text:span text:style-name="T7">tylko</text:span><text:span text:style-name="T7"> powierzchown</text:span><text:span text:style-name="T7">ie mogło jawić się </text:span><text:span text:style-name="T7">prawd</text:span><text:span text:style-name="T7">ą... J</text:span><text:span text:style-name="T7">ego umysł rozpadał się, </text:span><text:span text:style-name="T7">bombardowany niezliczoną ilością <text:s/>zapętlonych impulsów elektrycznych. </text:span><text:span text:style-name="T7">Mózg p</text:span><text:span text:style-name="T7">ochłaniał </text:span><text:span text:style-name="T7">przy tym tak </text:span><text:span text:style-name="T7">ogromne</text:span><text:span text:style-name="T7"> ilości </text:span><text:span text:style-name="T7">energii, że począł jak </text:span><text:span text:style-name="T7">odrębny byt,</text:span><text:span text:style-name="T7"> pasożyt, pożerać swego żywiciela. </text:span><text:span text:style-name="T7">Celem było</text:span><text:span text:style-name="T7"> -</text:span><text:span text:style-name="T7"> unicestwienie ich obu.</text:span></text:p>
      <text:p text:style-name="P1"><text:span text:style-name="T7"><text:tab/>Silne błyski światła pozostawiły po sobie swąd palonego włosia. Na skroniach i potylicy rumieniły się trzy niewielkie nagie plamki. Wiązka lasera wykonała centymetrowe nacięcie na jednej z nich i małymi pęsetami rozchyliła skórę na boki. Ponownie do lewej skroni przysunęła się głowica lasera i czerwonym strumieniem wypaliła precyzyjny otwór w czaszce, czemu towarzyszyło skwierczenie i uwolnienie kolejnej specyficznej woni. W czasie, gdy pojawiła przeźroczysta kropla płynu mózgowo-rdzeniowego, do wpustu zbliżył się z jękiem, masywny wysięgnik, trzymający przedmiot, kształtem przypominający tytanowy gwoździk z pędzelkiem nano-włókien, zwieńczony płaskim łebkiem, pod którym iskrzyło kilka zwojów ostrego frezu. Paroma szybkimi ruchami obrotowymi gwint wgryzł się w kość, a włókna wniknęły w głąb opon mózgowych. </text:span></text:p>
      <text:p text:style-name="P1"><text:span text:style-name="T7"><text:tab/></text:span><text:span text:style-name="T7">Ranka została oczyszczona sprayem dezynfekującym, a cała</text:span><text:span text:style-name="T7"> </text:span><text:span text:style-name="T7">operacja zwieńczona</text:span><text:span text:style-name="T7"> nadrukowani</text:span><text:span text:style-name="T7">em</text:span><text:span text:style-name="T7"> przez małą </text:span><text:span text:style-name="T7">spiczastą</text:span><text:span text:style-name="T7"> dyszę organicznej spoiny, łączącej brzegi przeciętej </text:span><text:span text:style-name="T7">tkanki</text:span><text:span text:style-name="T7">. </text:span><text:span text:style-name="T7">W</text:span><text:span text:style-name="T7">szystkie czynności zostały analogicznie powtórzone przy drugim płacie skroniowym oraz płacie potylicznym. </text:span><text:span text:style-name="T7">Po czym </text:span><text:span text:style-name="T7">większość świateł zgasła</text:span><text:span text:style-name="T7">, a ramiona </text:span><text:span text:style-name="T7">automatu</text:span><text:span text:style-name="T7"> </text:span><text:span text:style-name="T7">na trwałe zastygły</text:span><text:span text:style-name="T7"> w swym pierwotnym miejscu.</text:span></text:p>
      <text:p text:style-name="P6"/>
      <text:p text:style-name="P8"><text:soft-page-break/>Rozdział III</text:p>
      <text:p text:style-name="P8"/>
      <text:p text:style-name="P6"><text:tab/>Przestąpił próg niezauważony przez przyjaciela, wykonującego na bieżni stromy podbieg. Natychmiast uderzył go jazgot rockowej muzyki – jak ty to znosisz? - spytał całkiem głośno, ale tamten nie usłyszał.</text:p>
      <text:p text:style-name="P6"><text:tab/>- Komputer pokładowy, ścisz muzykę do poziomu dwadzieścia – i mimo, że Winkler wydał ten rozkaz ciszej, komputer wykonał polecenie.</text:p>
      <text:p text:style-name="P6"><text:tab/>Krogman obrócił głowę w stronę wejścia. </text:p>
      <text:list xml:id="list100867939209760081" text:style-name="L4">
        <text:list-item>
          <text:list>
            <text:list-item>
              <text:p text:style-name="P7">Są wieści z agencji.</text:p>
            </text:list-item>
          </text:list>
        </text:list-item>
      </text:list>
      <text:p text:style-name="P6"><text:tab/>Na te słowa kolegi Burt wyłączył maszynę, zrobił jeszcze kilka kroków nim taśma się zatrzymała, wtedy z niej zszedł.</text:p>
      <text:p text:style-name="P6"><text:tab/>- Koniec misji, wracamy... - Mark był całkiem <text:s/>przekonywający.</text:p>
      <text:p text:style-name="P6"><text:tab/>- Co ty … - i urwał, bo dotarło do niego, że to głupi żart, a jego twarz opuściło mimowolne napięcie. - Po pewnym czasie, człowiek staje się bardziej czujny... - wziął głęboki wdech i wydech - zdążył się już nieźle zmachać nim przerwał trening. - ...po kontakcie z tobą <text:s/>– wskazał go palcem.</text:p>
      <text:p text:style-name="P6"><text:tab/>- Tym razem nie wyszło – Winkler z uśmiechem rozłożył bezradne ręce. - Swoją drogą, to nigdy mi nie powiedziałeś, co sądzisz o szansach naszej ekspedycji. Wiele jest opinii, nietrudno się w tym pogubić.</text:p>
      <text:p text:style-name="P6"><text:tab/>- Byłbym tu bez względu na to co sądzę o szansach tego projektu. Mogę powiedzieć, że oceniam je pół na pół – przysiadł na ławeczce i przetarł wierzchem dłoni pot z czoła.</text:p>
      <text:p text:style-name="P6"><text:tab/>Zamyślony Burt wyglądał jakby wpatrywał się w swoje zniekształcone odbicia na chromowanych powierzchniach ciężarków jednej z maszyn do ćwiczeń.</text:p>
      <text:p text:style-name="P6"><text:tab/>- Ale jak odnosisz się do teorii mówiącej, że jądro Marsa jest stałe. Gdyby było to prawdą, zniweczyłoby to nasze wysiłki – Mark usiadł na ławce obok.</text:p>
      <text:p text:style-name="P6"><text:tab/>- To kolejny z twych niezrównanych żartów? Przecież wiesz, skąd się wzięła idea zdetonowania podłoża krateru Mons'a. Już w 2020 roku nasz satelita zarejestrował jedną z regularnych ekshalacji wewnątrz kaldery wulkanu (Olympus Mons jest właściwie trzema wulkanami). Teraz już wiemy, że jego potężną komorę wypełnia całe morze płynnego dwutlenku węgla. Chcemy go wprowadzić do atmosfery, a reszta czynników nie jest tak ważna. Prawdopodobieństwo wywołania erupcji gazu poprzez „odczopowanie” komina jest tak wysokie, <text:s/>że w zasadzie pewne, niepewny jest tylko jej dokładny przebieg, a więc skala.</text:p>
      <text:p text:style-name="P6"><text:tab/>- No dobrze, ale nawet jeśli przyjmiemy optymistyczny scenariusz, zakładający, że uda się nam ten cały CO2 uwolnić, to zostaje temat pola magnetycznego. Tarcza magnetyczna nie osłania całej planety, do tego wciąż są z nią problemy. Bez tego atmosfera jest wciąż wywiewana przez wiatry słoneczne. Więc skąd pewność, że uda się w ten sposób podnieść temperaturę <text:s/>Nie muszę tłumaczyć, że i dla mnie misja ma drugorzędne znaczenie. Nawet gdyby Mars miał się rozpaść w wyniku eksplozji ładunków nuklearnych, chciałbym tu być. Po prostu chcę znać twoje zdanie.</text:p>
      <text:p text:style-name="P6"><text:tab/>- Moje zdanie jest takie, że gdyby Mars miał się rozlecieć w wyniku naszych prac, byłbyś tu jeszcze chętniej.</text:p>
      <text:p text:style-name="P6"><text:tab/>Roześmiali się.</text:p>
      <text:p text:style-name="P6"><text:tab/>- Zupełnie jak ty.</text:p>
      <text:p text:style-name="P6"><text:tab/>- Masz mnie! - kolejny raz parsknęli śmiechem. - A jeśli chodzi o resztę, to w tych dziedzinach wiem mniej od ciebie – dodał geolog.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><text:soft-page-break/></text:p>
      <text:p text:style-name="P6"><text:tab/></text:p>
      <text:p text:style-name="P6"/>
      <text:p text:style-name="P6">Rozmowa o terraformingu i vulkanie.</text:p>
      <text:p text:style-name="P6">Chlopaki beda się scigac na biezni z kaskami virtualnej rzeczywistości.</text:p>
      <text:p text:style-name="P6">Burt wybiera mapę.</text:p>
      <text:p text:style-name="P6"/>
      <text:p text:style-name="P6">Frank musial tlumaczyc rodzicom, ze wszystko ok.</text:p>
      <text:p text:style-name="P6">Mark zrobi sobie jaja z Burtem i go nabierze, ze misja jest zakończona, dziwne bo planety są za daleko.</text:p>
      <text:p text:style-name="P6">Frank, albo Mark był w kajucie Toma i znalazl puste opakowania leku, na pobudzenie.</text:p>
      <text:p text:style-name="P6">Silownia muzyka – sciszy glosem.</text:p>
      <text:p text:style-name="P6">Frank może ogladac film.</text:p>
      <text:p text:style-name="P6"/>
      <text:p text:style-name="P6">Kurt wzywa Rona. Jest ze Stevem i rozmawiaja o sytuacji po operacji Toma.</text:p>
      <text:p text:style-name="P6">Musza tez pogadac o opoznieniu misji. Trzeba w ogole Ronowi powiedziec o operacji i teamowi.</text:p>
      <text:p text:style-name="P14"/>
      <text:p text:style-name="P1"><text:span text:style-name="T7">I</text:span><text:span text:style-name="T7">mplant dla Franka utrata przez niego swiadomosci, bardzo kontrowersyjna decyzja dowodztwa.</text:span></text:p>
      <text:p text:style-name="P1"><text:span text:style-name="T7">3Tom nie mowi i nie spi. Slyszy, wykonuje polecenia. Zaloga może to wykorzystywac </text:span><text:span text:style-name="T7">Przynies , podaj itp.</text:span><text:span text:style-name="T7">– Frank!</text:span></text:p>
      <text:p text:style-name="P6">Silownia – Mark i Burt, mostek.</text:p>
      <text:p text:style-name="P1"><text:span text:style-name="T7">3</text:span><text:span text:style-name="T7">Przygotowanie, do ladowania. Zmiana. Burt poleci zamiast Franka.</text:span></text:p>
      <text:p text:style-name="P6">Przy odpinaniu lądownika rygiel nie otworzy się, uzycie robota kierowanego jak z egzoszkieletu,.</text:p>
      <text:p text:style-name="P1"><text:span text:style-name="T7">4</text:span><text:span text:style-name="T7">Rozdzial koncze w ladowniku </text:span><text:span text:style-name="T7">po odpieciu</text:span><text:span text:style-name="T7"> np.</text:span></text:p>
      <text:p text:style-name="P1"><text:span text:style-name="T7">5</text:span><text:span text:style-name="T7">Nastepny już na Marsie.</text:span></text:p>
      <text:p text:style-name="P6">Kaldera – są już na miejscu</text:p>
      <text:p text:style-name="P6">6 Problemy na pokladzie Spectre</text:p>
      <text:p text:style-name="P6">7 Jacys szpiedzy itd. satelity</text:p>
      <text:p text:style-name="P6">8 Tom zabija franka i przejmuje poklad</text:p>
      <text:p text:style-name="P6">9 Mark i burt chce wrocic, nie mogą zadokowac, może pomoga mu Ruscy, bo są już z USA?</text:p>
      <text:p text:style-name="P6">10Pod koniec może jednak Tom nauczy się gadac?</text:p>
      <text:p text:style-name="P6"/>
      <text:p text:style-name="P6"/>
      <text:p text:style-name="P6"/>
      <text:p text:style-name="P6"/>
      <text:p text:style-name="P6"/>
      <text:p text:style-name="P1">3 z pięciu dronów uległy uszkodzeniu. Dwa dokopały sie na odpowiednia glebokosc. Jedna destynacja wymaga kontynuowania kopania.</text:p>
      <text:p text:style-name="P1"/>
      <text:p text:style-name="P6"/>
      <text:p text:style-name="P1"/>
      <text:p text:style-name="P1">Uruchomić potezne urzadzenia wytwarzajace pole magnetyczne.</text:p>
      <text:p text:style-name="P1">Zamarzniety dwutlenego wegla z biegunow będzie sublimowac, para wodna, pył i dwutlenek wegla z wulkanu. 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p>
      <text:p text:style-name="P1"/>
      <text:p text:style-name="P1">Chinsko- rosyjski dron szpiegowski?</text:p>
      <text:p text:style-name="P6"/>
      <text:p text:style-name="P6"/>
      <text:p text:style-name="P1"><text:span text:style-name="T7">Dzień marsjański to sol, trwa okolo 24</text:span><text:span text:style-name="T7">h i 40min</text:span></text:p>
      <text:p text:style-name="P1"><text:soft-page-break/><text:span text:style-name="T7">5</text:span><text:span text:style-name="T7">ty sierpnia 2012 Roku kiedy łazik Curiosity wyladowal zaczal się pierwszy Sol.</text:span></text:p>
      <text:p text:style-name="P15"><text:span text:style-name="T5">(</text:span><text:span text:style-name="Emphasis"><text:span text:style-name="T6">rok marsjański</text:span></text:span><text:span text:style-name="T5">) jest równy 687 dni ziemskich, co odpowiada 1,8809 roku ziemskiego (1 rok, 320 dni i 18,2 </text:span><text:span text:style-name="T10"> </text:span></text:p>
      <text:p text:style-name="P6"/>
      <text:p text:style-name="P6"/>
      <text:p text:style-name="P6">Nadwaga na ziemi, niedowaga na Marsie.</text:p>
      <text:p text:style-name="P6"/>
      <text:p text:style-name="P6">Atmosfera Ziemi siega ok, 120km, Marsa 300km. Grawitacja Ziemi siega na okolo 21 milionow km.</text:p>
      <text:p text:style-name="P6">Z Olympus Mons widac Fobosa. Wielkosc 1/3 ksiezyca ziemskiego przy rowniku. Im dalej od rownika, tym mniejszy. Przy Mons będzie wyrazny.</text:p>
      <text:p text:style-name="P6">Możę Tom bral cos na zwiekszenie koncentracji, gdy nie mogl spac?</text:p>
      <text:p text:style-name="P6"/>
      <text:p text:style-name="P6">Bezcieczowa zmywarka.</text:p>
      <text:p text:style-name="P6">Chinskie, rosyjskie, indyjskie satelity, statki?</text:p>
      <text:p text:style-name="P6">Moze ruscy pomoga?</text:p>
      <text:p text:style-name="P6">Indie z Chinami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7T14:51:35.114000000</meta:creation-date>
    <dc:date>2018-03-01T17:44:06.38</dc:date>
    <meta:editing-duration>P7DT13H51M28S</meta:editing-duration>
    <meta:editing-cycles>337</meta:editing-cycles>
    <meta:generator>OpenOffice/4.1.5$Win32 OpenOffice.org_project/415m1$Build-9789</meta:generator>
    <meta:print-date>2018-02-22T20:53:19.842000000</meta:print-date>
    <meta:document-statistic meta:table-count="0" meta:image-count="0" meta:object-count="0" meta:page-count="16" meta:paragraph-count="310" meta:word-count="8200" meta:character-count="55236"/>
  </office:meta>
</office:document-meta>
</file>